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75in"/>
    </style:style>
    <style:style style:name="co3" style:family="table-column">
      <style:table-column-properties fo:break-before="auto" style:column-width="4.96875in"/>
    </style:style>
    <style:style style:name="co4" style:family="table-column">
      <style:table-column-properties fo:break-before="auto" style:column-width="0.90625in"/>
    </style:style>
    <style:style style:name="co5" style:family="table-column">
      <style:table-column-properties fo:break-before="auto" style:column-width="2.03125in"/>
    </style:style>
    <style:style style:name="co6" style:family="table-column">
      <style:table-column-properties fo:break-before="auto" style:column-width="1.4375in"/>
    </style:style>
    <style:style style:name="co7" style:family="table-column">
      <style:table-column-properties fo:break-before="auto" style:column-width="2.34375in"/>
    </style:style>
    <style:style style:name="co8" style:family="table-column">
      <style:table-column-properties fo:break-before="auto" style:column-width="1.4895833333333333in"/>
    </style:style>
    <style:style style:name="co9" style:family="table-column">
      <style:table-column-properties fo:break-before="auto" style:column-width="3.3645833333333335in"/>
    </style:style>
    <style:style style:name="co10" style:family="table-column">
      <style:table-column-properties fo:break-before="auto" style:column-width="2.0729166666666665in"/>
    </style:style>
    <style:style style:name="co11" style:family="table-column">
      <style:table-column-properties fo:break-before="auto" style:column-width="1.6666666666666667in"/>
    </style:style>
    <style:style style:name="co12" style:family="table-column">
      <style:table-column-properties fo:break-before="auto" style:column-width="1.0208333333333333in"/>
    </style:style>
    <style:style style:name="co13" style:family="table-column">
      <style:table-column-properties fo:break-before="auto" style:column-width="2.2291666666666665in"/>
    </style:style>
    <style:style style:name="co14" style:family="table-column">
      <style:table-column-properties fo:break-before="auto" style:column-width="1.7604166666666667in"/>
    </style:style>
    <style:style style:name="co15" style:family="table-column">
      <style:table-column-properties fo:break-before="auto" style:column-width="0.6458333333333334in"/>
    </style:style>
    <style:style style:name="co16" style:family="table-column">
      <style:table-column-properties fo:break-before="auto" style:column-width="0.6979166666666666in"/>
    </style:style>
    <style:style style:name="co17" style:family="table-column">
      <style:table-column-properties fo:break-before="auto" style:column-width="5.739583333333333in"/>
    </style:style>
    <style:style style:name="co18" style:family="table-column">
      <style:table-column-properties fo:break-before="auto" style:column-width="3.5in"/>
    </style:style>
    <style:style style:name="co19" style:family="table-column">
      <style:table-column-properties fo:break-before="auto" style:column-width="1.1041666666666667in"/>
    </style:style>
    <style:style style:name="co20" style:family="table-column">
      <style:table-column-properties fo:break-before="auto" style:column-width="0.9166666666666666in"/>
    </style:style>
    <style:style style:name="co21" style:family="table-column">
      <style:table-column-properties fo:break-before="auto" style:column-width="2.65625in"/>
    </style:style>
    <style:style style:name="co22" style:family="table-column">
      <style:table-column-properties fo:break-before="auto" style:column-width="2.15625in"/>
    </style:style>
    <style:style style:name="co23" style:family="table-column">
      <style:table-column-properties fo:break-before="auto" style:column-width="5in"/>
    </style:style>
    <style:style style:name="co24" style:family="table-column">
      <style:table-column-properties fo:break-before="auto" style:column-width="0.6875in"/>
    </style:style>
    <style:style style:name="co25" style:family="table-column">
      <style:table-column-properties fo:break-before="auto" style:column-width="1.2604166269302368in"/>
    </style:style>
    <style:style style:name="co26" style:family="table-column">
      <style:table-column-properties fo:break-before="auto" style:column-width="1.2604166269302368in"/>
    </style:style>
    <style:style style:name="ro1" style:family="table-row">
      <style:table-row-properties style:row-height="0.20833333333333334in" fo:break-before="auto" style:use-optimal-row-height="false"/>
    </style:style>
    <style:style style:name="ro2" style:family="table-row">
      <style:table-row-properties style:row-height="0.59375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19791666666666666in" fo:break-before="auto" style:use-optimal-row-height="false"/>
    </style:style>
    <style:style style:name="ro5" style:family="table-row">
      <style:table-row-properties style:row-height="0.20833333333333334in" fo:break-before="auto" style:use-optimal-row-height="false"/>
    </style:style>
    <style:style style:name="ro6" style:family="table-row">
      <style:table-row-properties style:row-height="0.20833333333333334in" fo:break-before="auto" style:use-optimal-row-height="false"/>
    </style:style>
    <style:style style:name="ta1" style:family="table" style:master-page-name="PageStyle_5f_ReturnAuthorizationCommon">
      <style:table-properties table:display="true" style:writing-mode="lr-tb"/>
    </style:style>
    <style:style style:name="ta2" style:family="table" style:master-page-name="PageStyle_5f_ReturnAuthorizationRequest">
      <style:table-properties table:display="true" style:writing-mode="lr-tb"/>
    </style:style>
    <style:style style:name="ta3" style:family="table" style:master-page-name="PageStyle_5f_ReturnAuthorizationRespons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left="1.0pt solid #808080" fo:border-top="1.0pt solid #808080" fo:wrap-option="wrap" style:vertical-align="top" fo:background-color="#FFCC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top="1.0pt solid #808080" fo:wrap-option="wrap" style:vertical-align="top" fo:background-color="#FFCC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border-top="1.0pt solid #808080" fo:wrap-option="wrap" style:vertical-align="top" fo:background-color="#FFFF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border-top="1.0pt solid #808080" fo:wrap-option="wrap" style:vertical-align="top" fo:background-color="#E6E6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border-right="1.0pt solid #808080" fo:border-top="1.0pt solid #808080" fo:wrap-option="wrap" style:vertical-align="top" fo:background-color="#E6E6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border="none" fo:wrap-option="wrap" style:vertical-align="top" fo:background-color="#F898C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49">
      <style:table-cell-properties style:border="none" fo:wrap-option="wrap" style:vertical-align="top" fo:background-color="#FFC0CB"/>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data-style-name="N49">
      <style:table-cell-properties style:border="none" fo:wrap-option="wrap" style:vertical-align="top" fo:background-color="#FFC0CB"/>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49">
      <style:table-cell-properties style:border="none" fo:wrap-option="wrap" style:vertical-align="top" fo:background-color="#F898C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border="none" fo:wrap-option="wrap" style:vertical-align="top" fo:background-color="#B9D3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border="none" fo:wrap-option="wrap" style:vertical-align="top" fo:background-color="#B9D3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style:border="none" fo:wrap-option="wrap" style:vertical-align="top" fo:background-color="#90EE9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style:border="none" fo:wrap-option="wrap" style:vertical-align="top"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style:border="none" fo:wrap-option="wrap" style:vertical-align="top"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border="none" fo:wrap-option="wrap" style:vertical-align="top" fo:background-color="#90EE9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border="none" fo:wrap-option="wrap" style:vertical-align="top"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style:border="none" fo:wrap-option="wrap" style:vertical-align="top" fo:background-color="#3366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ReturnAuthorizationComm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0"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19" table:number-columns-repeated="8" table:default-cell-style-name="ce15"/>
        <table:table-column table:style-name="co23" table:number-columns-repeated="2" table:default-cell-style-name="ce15"/>
        <table:table-column table:style-name="co24" table:number-columns-repeated="10" table:default-cell-style-name="ce15"/>
        <table:table-column table:style-name="co1" table:default-cell-style-name="ce15" table:number-columns-repeated="214"/>
        <table:table-row table:style-name="ro2">
          <table:table-cell table:style-name="ce21" office:value-type="string">
            <text:p>Component Name</text:p>
            <office:annotation office:display="false" draw:text-style-name="" svg:width="1.3333in" svg:height="0.7708in" svg:x="0.8229in" svg:y="0.0104in">
              <text:p><text:span text:style-name="T0">Component Name</text:span></text:p>
              <text:p text:style-name=""/>
              <text:p text:style-name=""><text:span text:style-name="T0">The component name is derived from the Dictionary Entry Name.</text:span></text:p>
              <text:p text:style-name=""/>
              <text:p text:style-name=""><text:span text:style-name="T0">If any disparity exists between the Component Name listed here and the corresponding Component Name in the schemas, the version in the schemas should be considered the correct one.</text:span></text:p>
              <text:p text:style-name=""/>
              <text:p text:style-name=""><text:span text:style-name="T0">(N.B.: Columns with grey headings are not part of the normative schemas.)</text:span></text:p>
              <text:p text:style-name=""/>
            </office:annotation>
          </table:table-cell>
          <table:table-cell table:style-name="ce22" office:value-type="string">
            <text:p>Dictionary Entry Name</text:p>
            <office:annotation office:display="false" draw:text-style-name="" svg:width="1.3333in" svg:height="0.7708in" svg:x="1.4896in" svg:y="0.0104in">
              <text:p><text:span text:style-name="T0">Dictionary Entry Name</text:span></text:p>
              <text:p text:style-name=""/>
              <text:p text:style-name=""><text:span text:style-name="T0">Dictionary Entry Names are assigned according to the rules of the ebXML Core Component Technical Specification, Version 2.01.</text:span></text:p>
              <text:p text:style-name=""/>
              <text:p text:style-name=""><text:span text:style-name="T0">The DEN is the unique official name of the Business Information Entity in the data dictionary.</text:span></text:p>
              <text:p text:style-name=""/>
            </office:annotation>
          </table:table-cell>
          <table:table-cell table:style-name="ce23" office:value-type="string">
            <text:p>Object Class Qualifier</text:p>
            <office:annotation office:display="false" draw:text-style-name="" svg:width="1.3333in" svg:height="0.7708in" svg:x="2.1563in" svg:y="0.0104in">
              <text:p><text:span text:style-name="T0">Object Class Qualifier</text:span></text:p>
              <text:p text:style-name=""/>
              <text:p text:style-name=""><text:span text:style-name="T0">A qualifier is a word or words which help define and differentiate one Business Information Entity from another -- for example, when the BIE is used in another context.</text:span></text:p>
            </office:annotation>
          </table:table-cell>
          <table:table-cell table:style-name="ce23" office:value-type="string">
            <text:p>Object Class</text:p>
            <office:annotation office:display="false" draw:text-style-name="" svg:width="1.3333in" svg:height="0.7708in" svg:x="2.8229in" svg:y="0.0104in">
              <text:p><text:span text:style-name="T0">Object Class</text:span></text:p>
              <text:p text:style-name=""/>
              <text:p text:style-name=""><text:span text:style-name="T0">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
              <text:p text:style-name=""><text:span text:style-name="T0">Each Object Class is an ABIE. Object classes are also referred to as Re-usable Types. They are called Classes in UML and Tables/Entities in database contexts.</text:span></text:p>
            </office:annotation>
          </table:table-cell>
          <table:table-cell table:style-name="ce23" office:value-type="string">
            <text:p>Property Term Qualifier</text:p>
            <office:annotation office:display="false" draw:text-style-name="" svg:width="1.3333in" svg:height="0.7708in" svg:x="3.4896in" svg:y="0.0104in">
              <text:p><text:span text:style-name="T0">Property Term Qualifier</text:span></text:p>
              <text:p text:style-name=""/>
              <text:p text:style-name=""><text:span text:style-name="T0">Property Term Qualifier is metadata specified by the ebXML CCTS on the basis of ISO 11179 naming rules.</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Property Term Qualifiers specialize or modify the Property Term. For example, when the BIE is used in another context.</text:span></text:p>
              <text:p text:style-name=""/>
              <text:p text:style-name=""><text:span text:style-name="T0">If the word (or words) express "a type of" or specialization relationship to the property term, then the word (or words) are qualifiers. This implies that adjectives are likely to be qualifiers. For example: Postal is a type of Zone used in an Address.</text:span></text:p>
              <text:p text:style-name=""/>
            </office:annotation>
          </table:table-cell>
          <table:table-cell table:style-name="ce23" office:value-type="string">
            <text:p>Property Term Possessive Noun</text:p>
            <office:annotation office:display="false" draw:text-style-name="" svg:width="1.3333in" svg:height="0.7708in" svg:x="4.1563in" svg:y="0.0104in">
              <text:p><text:span text:style-name="T0">Property Term Possessive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phrase "Name OF THE Street" or "Street's Name" makes sense for an Address.StreetName. So Street is the called the Possessive Noun and Name is the Primary Noun.</text:span></text:p>
            </office:annotation>
          </table:table-cell>
          <table:table-cell table:style-name="ce23" office:value-type="string">
            <text:p>Property Term Primary Noun</text:p>
            <office:annotation office:display="false" draw:text-style-name="" svg:width="1.3333in" svg:height="0.7708in" svg:x="4.8229in" svg:y="0.0104in">
              <text:p><text:span text:style-name="T0">Property Term Primary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statement "Name OF THE Street" or "Street's Name" makes sense for an Address.StreetName. So Street is the called the Possessive Noun and Name is the Primary Noun.</text:span></text:p>
            </office:annotation>
          </table:table-cell>
          <table:table-cell table:style-name="ce22" office:value-type="string">
            <text:p>Property Term</text:p>
            <office:annotation office:display="false" draw:text-style-name="" svg:width="1.3333in" svg:height="0.7708in" svg:x="5.4896in" svg:y="0.0104in">
              <text:p><text:span text:style-name="T0">Property Term</text:span></text:p>
              <text:p text:style-name=""/>
              <text:p text:style-name=""><text:span text:style-name="T0">Property Term is metadata specified by the ebXML CCTS on the basis of ISO 11179 naming rules.</text:span></text:p>
              <text:p text:style-name=""/>
              <text:p text:style-name=""><text:span text:style-name="T0">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p>
              <text:p text:style-name=""/>
              <text:p text:style-name=""><text:span text:style-name="T0">In UBL's implementation, the Property Term is constructed from the Primary Noun preceded by any Possessive Nouns.</text:span></text:p>
            </office:annotation>
          </table:table-cell>
          <table:table-cell table:style-name="ce23" office:value-type="string">
            <text:p>Representation Term</text:p>
            <office:annotation office:display="false" draw:text-style-name="" svg:width="1.3333in" svg:height="0.7708in" svg:x="6.1563in" svg:y="0.0104in">
              <text:p><text:span text:style-name="T0">Representation Term</text:span></text:p>
              <text:p text:style-name=""/>
              <text:p text:style-name=""><text:span text:style-name="T0">Representation Term is metadata specified by the ebXML CCTS on the basis of ISO 11179 naming rules.</text:span></text:p>
              <text:p text:style-name=""/>
              <text:p text:style-name=""><text:span text:style-name="T0">A Representation Term is an element of the name that describes the form in which the property is represented.</text:span></text:p>
            </office:annotation>
          </table:table-cell>
          <table:table-cell table:style-name="ce23" office:value-type="string">
            <text:p>Data Type Qualifier</text:p>
            <office:annotation office:display="false" draw:text-style-name="" svg:width="1.3333in" svg:height="0.7708in" svg:x="6.8229in" svg:y="0.0104in">
              <text:p><text:span text:style-name="T0">Data Type Qualifier</text:span></text:p>
              <text:p text:style-name=""/>
              <text:p text:style-name=""><text:span text:style-name="T0">A qualifier is a word or words which help define and differentiate one data type from another of the same type -- for example, to distinguish those items constrained by particular code lists</text:span></text:p>
            </office:annotation>
          </table:table-cell>
          <table:table-cell table:style-name="ce22" office:value-type="string">
            <text:p>Data Type</text:p>
            <office:annotation office:display="false" draw:text-style-name="" svg:width="1.3333in" svg:height="0.7708in" svg:x="7.4896in" svg:y="0.0104in">
              <text:p><text:span text:style-name="T0">Data Type</text:span></text:p>
              <text:p text:style-name=""/>
              <text:p text:style-name=""><text:span text:style-name="T0">The data type distinguishes the lexical constraints on an item's value, plus any supplemental pieces of distinguishing information.</text:span></text:p>
              <text:p text:style-name=""/>
              <text:p text:style-name=""><text:span text:style-name="T0">Unqualified data types in UBL are based on UN/CEFACT core component types.</text:span></text:p>
            </office:annotation>
          </table:table-cell>
          <table:table-cell table:style-name="ce23" office:value-type="string">
            <text:p>Associated Object Class Qualifier</text:p>
            <office:annotation office:display="false" draw:text-style-name="" svg:width="1.3333in" svg:height="0.7708in" svg:x="8.1563in" svg:y="0.0104in">
              <text:p><text:span text:style-name="T0">Associated Object Class Qualifier</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Associated Object Class Qualifiers describe the "context" of the relationship with another ABIE. That is, it is the role this Object Class plays within its association with another Object Class. As such, they duplicate the representation term.</text:span></text:p>
            </office:annotation>
          </table:table-cell>
          <table:table-cell table:style-name="ce23" office:value-type="string">
            <text:p>Associated Object Class</text:p>
            <office:annotation office:display="false" draw:text-style-name="" svg:width="1.3333in" svg:height="0.7708in" svg:x="8.8229in" svg:y="0.0104in">
              <text:p><text:span text:style-name="T0">Associated Object Class</text:span></text:p>
              <text:p text:style-name=""/>
              <text:p text:style-name=""><text:span text:style-name="T0">This is the object class at the other end of this association. It is an ABIE in this model.</text:span></text:p>
            </office:annotation>
          </table:table-cell>
          <table:table-cell table:style-name="ce23" office:value-type="string">
            <text:p>Alternative Business Terms</text:p>
            <office:annotation office:display="false" draw:text-style-name="" svg:width="1.3333in" svg:height="0.7708in" svg:x="9.4896in" svg:y="0.0104in">
              <text:p><text:span text:style-name="T0">Alternative Business Terms</text:span></text:p>
              <text:p text:style-name=""/>
              <text:p text:style-name=""><text:span text:style-name="T0">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able:table-cell>
          <table:table-cell table:style-name="ce23" office:value-type="string">
            <text:p>Cardinality</text:p>
            <office:annotation office:display="false" draw:text-style-name="" svg:width="1.3333in" svg:height="0.7708in" svg:x="10.1563in" svg:y="0.0104in">
              <text:p><text:span text:style-name="T0">Cardinality</text:span></text:p>
              <text:p text:style-name=""/>
              <text:p text:style-name=""><text:span text:style-name="T0">The optionality and potential occurrences of the BIE.</text:span></text:p>
              <text:p text:style-name=""/>
              <text:p text:style-name=""><text:span text:style-name="T0">0..1 – optional and only one</text:span></text:p>
              <text:p text:style-name=""/>
              <text:p text:style-name=""><text:span text:style-name="T0">1 – mandatory and only one</text:span></text:p>
              <text:p text:style-name=""/>
              <text:p text:style-name=""><text:span text:style-name="T0">0..n – optional and maximum of n</text:span></text:p>
              <text:p text:style-name=""/>
              <text:p text:style-name=""><text:span text:style-name="T0">1..n - mandatory and maximum of n</text:span></text:p>
              <text:p text:style-name=""/>
              <text:p text:style-name=""><text:span text:style-name="T0">where the letter 'n' represents an unlimited number, and an actual number in place of the letter 'n' is the maximum.</text:span></text:p>
            </office:annotation>
          </table:table-cell>
          <table:table-cell table:style-name="ce23" office:value-type="string">
            <text:p>Component Type</text:p>
            <office:annotation office:display="false" draw:text-style-name="" svg:width="1.3333in" svg:height="0.7708in" svg:x="10.8229in" svg:y="0.0104in">
              <text:p><text:span text:style-name="T0">Component Type</text:span></text:p>
              <text:p text:style-name=""/>
              <text:p text:style-name=""><text:span text:style-name="T0">There are three BIE Types:</text:span></text:p>
              <text:p text:style-name=""/>
              <text:p text:style-name=""><text:span text:style-name="T0">Basic BIE (BBIE -- white rows),</text:span></text:p>
              <text:p text:style-name=""/>
              <text:p text:style-name=""><text:span text:style-name="T0">Associate BIE (ASBIE -- green rows; “an association”), and</text:span></text:p>
              <text:p text:style-name=""/>
              <text:p text:style-name=""><text:span text:style-name="T0">Aggregate BIE (ABIE -- pink rows; “an aggregate”).</text:span></text:p>
            </office:annotation>
          </table:table-cell>
          <table:table-cell table:style-name="ce23" office:value-type="string">
            <text:p>Definition</text:p>
            <office:annotation office:display="false" draw:text-style-name="" svg:width="1.3333in" svg:height="0.7708in" svg:x="11.4896in" svg:y="0.0104in">
              <text:p><text:span text:style-name="T0">Definition</text:span></text:p>
              <text:p text:style-name=""/>
              <text:p text:style-name=""><text:span text:style-name="T0">This is the unique semantic business meaning of the Business Information Entity.</text:span></text:p>
            </office:annotation>
          </table:table-cell>
          <table:table-cell table:style-name="ce24" office:value-type="string">
            <text:p>Examples</text:p>
            <office:annotation office:display="false" draw:text-style-name="" svg:width="1.3333in" svg:height="0.7708in" svg:x="12.1563in" svg:y="0.0104in">
              <text:p><text:span text:style-name="T0">Examples</text:span></text:p>
              <text:p text:style-name=""/>
              <text:p text:style-name=""><text:span text:style-name="T0">These are illustrative values that a typical user might utilize, but is under no obligation to to so.</text:span></text:p>
            </office:annotation>
          </table:table-cell>
          <table:table-cell table:style-name="ce24" office:value-type="string">
            <text:p>UN/TDED Code</text:p>
            <office:annotation office:display="false" draw:text-style-name="" svg:width="1.3333in" svg:height="0.7708in" svg:x="12.8229in" svg:y="0.0104in">
              <text:p><text:span text:style-name="T0">UN/TDED Code</text:span></text:p>
              <text:p text:style-name=""/>
              <text:p text:style-name=""><text:span text:style-name="T0">The UN Trade Data Element Dictionary (ISO 7372) code for this BIE.</text:span></text:p>
            </office:annotation>
          </table:table-cell>
          <table:table-cell table:style-name="ce24" office:value-type="string">
            <text:p>Current Version</text:p>
            <office:annotation office:display="false" draw:text-style-name="" svg:width="1.3333in" svg:height="0.7708in" svg:x="13.4896in" svg:y="0.0104in">
              <text:p><text:span text:style-name="T0">Current Version</text:span></text:p>
              <text:p text:style-name=""/>
              <text:p text:style-name=""><text:span text:style-name="T0">The version number of this BIE. Can be used to generate change logs.</text:span></text:p>
            </office:annotation>
          </table:table-cell>
          <table:table-cell table:style-name="ce24" office:value-type="string">
            <text:p>Analyst Notes</text:p>
            <office:annotation office:display="false" draw:text-style-name="" svg:width="1.3333in" svg:height="0.7708in" svg:x="14.1563in" svg:y="0.0104in">
              <text:p><text:span text:style-name="T0">Analyst Notes</text:span></text:p>
              <text:p text:style-name=""/>
              <text:p text:style-name=""><text:span text:style-name="T0">This is a list of comments, queries, and notes made during data modeling. It is not part of the normative schemas.</text:span></text:p>
            </office:annotation>
          </table:table-cell>
          <table:table-cell table:style-name="ce24" office:value-type="string">
            <text:p>CCL Dictionary Entry Name</text:p>
            <office:annotation office:display="false" draw:text-style-name="" svg:width="1.3333in" svg:height="0.7708in" svg:x="14.8229in" svg:y="0.0104in">
              <text:p><text:span text:style-name="T0">CCL Dictionary Entry Name</text:span></text:p>
              <text:p text:style-name=""/>
              <text:p text:style-name=""><text:span text:style-name="T0">Core Component Dictionary Entry Name:</text:span></text:p>
              <text:p text:style-name=""/>
              <text:p text:style-name=""><text:span text:style-name="T0">This is the Dictionary Entry Name of the correlated core component in the UN/CEFACT Core Component Library 08B (in those cases where a direct correlation exists).</text:span></text:p>
            </office:annotation>
          </table:table-cell>
          <table:table-cell table:style-name="ce24" office:value-type="string">
            <text:p>Context: Business Process</text:p>
          </table:table-cell>
          <table:table-cell table:style-name="ce24" office:value-type="string">
            <text:p>Context: Region (Geopolitical)</text:p>
          </table:table-cell>
          <table:table-cell table:style-name="ce24" office:value-type="string">
            <text:p>Context: Official Constraints</text:p>
          </table:table-cell>
          <table:table-cell table:style-name="ce24" office:value-type="string">
            <text:p>Context: Product</text:p>
          </table:table-cell>
          <table:table-cell table:style-name="ce24" office:value-type="string">
            <text:p>Context: Industry</text:p>
          </table:table-cell>
          <table:table-cell table:style-name="ce24" office:value-type="string">
            <text:p>Context: Role</text:p>
          </table:table-cell>
          <table:table-cell table:style-name="ce24" office:value-type="string">
            <text:p>Context: Supporting Role</text:p>
          </table:table-cell>
          <table:table-cell table:style-name="ce24" office:value-type="string">
            <text:p>Context: System Constraint</text:p>
          </table:table-cell>
          <table:table-cell table:style-name="ce24" office:value-type="string">
            <text:p>Editor's Notes</text:p>
          </table:table-cell>
          <table:table-cell table:style-name="ce25" office:value-type="string">
            <text:p>Changes from Previous Version</text:p>
          </table:table-cell>
          <table:table-cell table:number-columns-repeated="10" table:style-name="ce26"/>
        </table:table-row>
        <table:table-row table:style-name="ro3">
          <table:table-cell table:style-name="ce27" table:formula="oooc:=SUBSTITUTE(CONCATENATE([.C2];[.D2]);&quot; &quot;;&quot;&quot;)" office:value-type="string">
            <text:p>ReturnGranted</text:p>
          </table:table-cell>
          <table:table-cell table:style-name="ce27" table:formula="oooc:=CONCATENATE(IF([.C2]=&quot;&quot;;&quot;&quot;;CONCATENATE([.C2];&quot;_ &quot;));[.D2];&quot;. Details&quot;)" office:value-type="string">
            <text:p>Return Granted. Details</text:p>
          </table:table-cell>
          <table:table-cell table:style-name="ce28"/>
          <table:table-cell table:style-name="ce29" office:value-type="string">
            <text:p>Return Granted</text:p>
          </table:table-cell>
          <table:table-cell table:number-columns-repeated="9" table:style-name="ce30"/>
          <table:table-cell table:style-name="ce28"/>
          <table:table-cell table:style-name="ce30"/>
          <table:table-cell table:style-name="ce30" office:value-type="string">
            <text:p>ABIE</text:p>
          </table:table-cell>
          <table:table-cell table:style-name="ce29" office:value-type="string">
            <text:p>Details of the granting of a return authorization for a given item</text:p>
          </table:table-cell>
          <table:table-cell table:number-columns-repeated="15" table:style-name="ce28"/>
          <table:table-cell table:number-columns-repeated="10" table:style-name="ce26"/>
        </table:table-row>
        <table:table-row table:style-name="ro3">
          <table:table-cell table:style-name="ce31" table:formula="oooc:=SUBSTITUTE(CONCATENATE([.E3];[.F3];IF([.G3]=&quot;Identifier&quot;;&quot;ID&quot;;IF(AND([.G3]=&quot;Text&quot;;OR([.E3]&lt;&gt;&quot;&quot;;[.F3]&lt;&gt;&quot;&quot;));&quot;&quot;;[.G3]));IF(AND([.I3]&lt;&gt;&quot;Text&quot;;[.G3]&lt;&gt;[.I3];NOT(AND([.G3]=&quot;URI&quot;;[.I3]=&quot;Identifier&quot;));NOT(AND([.G3]=&quot;UUID&quot;;[.I3]=&quot;Identifier&quot;)));IF([.I3]=&quot;Identifier&quot;;&quot;ID&quot;;[.I3]);&quot;&quot;));&quot; &quot;;&quot;&quot;)" office:value-type="string">
            <text:p>GrantedQuantity</text:p>
          </table:table-cell>
          <table:table-cell table:style-name="ce32" table:formula="oooc:=CONCATENATE(IF([.C3]=&quot;&quot;;&quot;&quot;;CONCATENATE([.C3];&quot;_ &quot;));[.D3];&quot;. &quot;;IF([.E3]=&quot;&quot;;&quot;&quot;;CONCATENATE([.E3];&quot;_ &quot;));[.H3];IF(OR([.E3]&lt;&gt;&quot;&quot;;[.H3]&lt;&gt;[.I3]);CONCATENATE(&quot;. &quot;;[.I3]);&quot;&quot;))" office:value-type="string">
            <text:p>Return Granted. Granted Quantity. Quantity</text:p>
          </table:table-cell>
          <table:table-cell table:style-name="ce33"/>
          <table:table-cell table:style-name="ce34" office:value-type="string">
            <text:p>Return Granted</text:p>
          </table:table-cell>
          <table:table-cell table:style-name="ce33"/>
          <table:table-cell table:style-name="ce34" office:value-type="string">
            <text:p>Granted</text:p>
          </table:table-cell>
          <table:table-cell table:style-name="ce34" office:value-type="string">
            <text:p>Quantity</text:p>
          </table:table-cell>
          <table:table-cell table:style-name="ce31" table:formula="oooc:=IF([.F3]&lt;&gt;&quot;&quot;;CONCATENATE([.F3];&quot; &quot;;[.G3]);[.G3])" office:value-type="string">
            <text:p>Granted Quantity</text:p>
          </table:table-cell>
          <table:table-cell table:style-name="ce34" office:value-type="string">
            <text:p>Quantity</text:p>
          </table:table-cell>
          <table:table-cell table:style-name="ce34"/>
          <table:table-cell table:style-name="ce32" table:formula="oooc:=IF([.J3]&lt;&gt;&quot;&quot;;CONCATENATE([.J3];&quot;_ &quot;;[.I3];&quot;. Type&quot;);CONCATENATE([.I3];&quot;. Type&quot;))" office:value-type="string">
            <text:p>Quantity. Type</text:p>
          </table:table-cell>
          <table:table-cell table:number-columns-repeated="2" table:style-name="ce32"/>
          <table:table-cell table:style-name="ce33"/>
          <table:table-cell table:style-name="ce34" office:value-type="string">
            <text:p>1</text:p>
          </table:table-cell>
          <table:table-cell table:style-name="ce32" office:value-type="string">
            <text:p>BBIE</text:p>
          </table:table-cell>
          <table:table-cell table:style-name="ce34" office:value-type="string">
            <text:p>The Number of items allowed to be returned</text:p>
          </table:table-cell>
          <table:table-cell table:number-columns-repeated="15" table:style-name="ce33"/>
          <table:table-cell table:number-columns-repeated="10" table:style-name="ce26"/>
        </table:table-row>
        <table:table-row table:style-name="ro3">
          <table:table-cell table:style-name="ce36" table:formula="oooc:=SUBSTITUTE(SUBSTITUTE(CONCATENATE([.E4];IF([.H4]=&quot;Identifier&quot;;&quot;ID&quot;;[.H4]));&quot; &quot;;&quot;&quot;);&quot;_&quot;;&quot;&quot;)" office:value-type="string">
            <text:p>ReturnRequested</text:p>
          </table:table-cell>
          <table:table-cell table:style-name="ce36" table:formula="oooc:=CONCATENATE(IF([.C4]=&quot;&quot;;&quot;&quot;;CONCATENATE([.C4];&quot;_ &quot;));[.D4];&quot;. &quot;;IF([.E4]=&quot;&quot;;&quot;&quot;;CONCATENATE([.E4];&quot;_ &quot;));[.H4];IF([.E4]=&quot;&quot;;&quot;&quot;;CONCATENATE(&quot;. &quot;;[.I4])))" office:value-type="string">
            <text:p>Return Granted. Return Requested</text:p>
          </table:table-cell>
          <table:table-cell table:style-name="ce37"/>
          <table:table-cell table:style-name="ce38" office:value-type="string">
            <text:p>Return Granted</text:p>
          </table:table-cell>
          <table:table-cell table:style-name="ce37"/>
          <table:table-cell table:number-columns-repeated="2" table:style-name="ce36"/>
          <table:table-cell table:style-name="ce36" table:formula="oooc:=CONCATENATE(IF([.L4]=&quot;&quot;;&quot;&quot;;CONCATENATE([.L4];&quot;_ &quot;));[.M4])" office:value-type="string">
            <text:p>Return Requested</text:p>
          </table:table-cell>
          <table:table-cell table:style-name="ce39" table:formula="oooc:=[.H4]" office:value-type="string">
            <text:p>Return Requested</text:p>
          </table:table-cell>
          <table:table-cell table:number-columns-repeated="2" table:style-name="ce36"/>
          <table:table-cell table:style-name="ce37"/>
          <table:table-cell table:style-name="ce38" office:value-type="string">
            <text:p>Return Requested</text:p>
          </table:table-cell>
          <table:table-cell table:style-name="ce37"/>
          <table:table-cell table:style-name="ce38" office:value-type="string">
            <text:p>1</text:p>
          </table:table-cell>
          <table:table-cell table:style-name="ce36" office:value-type="string">
            <text:p>ASBIE</text:p>
          </table:table-cell>
          <table:table-cell table:style-name="ce38" office:value-type="string">
            <text:p>The original request of items to be returned</text:p>
          </table:table-cell>
          <table:table-cell table:number-columns-repeated="15" table:style-name="ce37"/>
          <table:table-cell table:number-columns-repeated="10" table:style-name="ce26"/>
        </table:table-row>
        <table:table-row table:style-name="ro3">
          <table:table-cell table:style-name="ce27" table:formula="oooc:=SUBSTITUTE(CONCATENATE([.C5];[.D5]);&quot; &quot;;&quot;&quot;)" office:value-type="string">
            <text:p>ReturnRequested</text:p>
          </table:table-cell>
          <table:table-cell table:style-name="ce27" table:formula="oooc:=CONCATENATE(IF([.C5]=&quot;&quot;;&quot;&quot;;CONCATENATE([.C5];&quot;_ &quot;));[.D5];&quot;. Details&quot;)" office:value-type="string">
            <text:p>Return Requested. Details</text:p>
          </table:table-cell>
          <table:table-cell table:style-name="ce28"/>
          <table:table-cell table:style-name="ce29" office:value-type="string">
            <text:p>Return Requested</text:p>
          </table:table-cell>
          <table:table-cell table:number-columns-repeated="9" table:style-name="ce30"/>
          <table:table-cell table:style-name="ce28"/>
          <table:table-cell table:style-name="ce30"/>
          <table:table-cell table:style-name="ce30" office:value-type="string">
            <text:p>ABIE</text:p>
          </table:table-cell>
          <table:table-cell table:style-name="ce29" office:value-type="string">
            <text:p>Details of the request of a return authorization for a given item</text:p>
          </table:table-cell>
          <table:table-cell table:number-columns-repeated="15" table:style-name="ce28"/>
          <table:table-cell table:number-columns-repeated="10" table:style-name="ce26"/>
        </table:table-row>
        <table:table-row table:style-name="ro3">
          <table:table-cell table:style-name="ce31" table:formula="oooc:=SUBSTITUTE(CONCATENATE([.E6];[.F6];IF([.G6]=&quot;Identifier&quot;;&quot;ID&quot;;IF(AND([.G6]=&quot;Text&quot;;OR([.E6]&lt;&gt;&quot;&quot;;[.F6]&lt;&gt;&quot;&quot;));&quot;&quot;;[.G6]));IF(AND([.I6]&lt;&gt;&quot;Text&quot;;[.G6]&lt;&gt;[.I6];NOT(AND([.G6]=&quot;URI&quot;;[.I6]=&quot;Identifier&quot;));NOT(AND([.G6]=&quot;UUID&quot;;[.I6]=&quot;Identifier&quot;)));IF([.I6]=&quot;Identifier&quot;;&quot;ID&quot;;[.I6]);&quot;&quot;));&quot; &quot;;&quot;&quot;)" office:value-type="string">
            <text:p>RequestedQuantity</text:p>
          </table:table-cell>
          <table:table-cell table:style-name="ce32" table:formula="oooc:=CONCATENATE(IF([.C6]=&quot;&quot;;&quot;&quot;;CONCATENATE([.C6];&quot;_ &quot;));[.D6];&quot;. &quot;;IF([.E6]=&quot;&quot;;&quot;&quot;;CONCATENATE([.E6];&quot;_ &quot;));[.H6];IF(OR([.E6]&lt;&gt;&quot;&quot;;[.H6]&lt;&gt;[.I6]);CONCATENATE(&quot;. &quot;;[.I6]);&quot;&quot;))" office:value-type="string">
            <text:p>Return Requested. Requested Quantity. Quantity</text:p>
          </table:table-cell>
          <table:table-cell table:style-name="ce33"/>
          <table:table-cell table:style-name="ce34" office:value-type="string">
            <text:p>Return Requested</text:p>
          </table:table-cell>
          <table:table-cell table:style-name="ce33"/>
          <table:table-cell table:style-name="ce34" office:value-type="string">
            <text:p>Requested</text:p>
          </table:table-cell>
          <table:table-cell table:style-name="ce34" office:value-type="string">
            <text:p>Quantity</text:p>
          </table:table-cell>
          <table:table-cell table:style-name="ce31" table:formula="oooc:=IF([.F6]&lt;&gt;&quot;&quot;;CONCATENATE([.F6];&quot; &quot;;[.G6]);[.G6])" office:value-type="string">
            <text:p>Requested Quantity</text:p>
          </table:table-cell>
          <table:table-cell table:style-name="ce34" office:value-type="string">
            <text:p>Quantity</text:p>
          </table:table-cell>
          <table:table-cell table:style-name="ce34"/>
          <table:table-cell table:style-name="ce32" table:formula="oooc:=IF([.J6]&lt;&gt;&quot;&quot;;CONCATENATE([.J6];&quot;_ &quot;;[.I6];&quot;. Type&quot;);CONCATENATE([.I6];&quot;. Type&quot;))" office:value-type="string">
            <text:p>Quantity. Type</text:p>
          </table:table-cell>
          <table:table-cell table:number-columns-repeated="2" table:style-name="ce32"/>
          <table:table-cell table:style-name="ce33"/>
          <table:table-cell table:style-name="ce34" office:value-type="string">
            <text:p>1</text:p>
          </table:table-cell>
          <table:table-cell table:style-name="ce32" office:value-type="string">
            <text:p>BBIE</text:p>
          </table:table-cell>
          <table:table-cell table:style-name="ce34" office:value-type="string">
            <text:p>The number of items requested to be returned</text:p>
          </table:table-cell>
          <table:table-cell table:number-columns-repeated="15" table:style-name="ce33"/>
          <table:table-cell table:number-columns-repeated="10" table:style-name="ce26"/>
        </table:table-row>
        <table:table-row table:style-name="ro3">
          <table:table-cell table:style-name="ce36" table:formula="oooc:=SUBSTITUTE(SUBSTITUTE(CONCATENATE([.E7];IF([.H7]=&quot;Identifier&quot;;&quot;ID&quot;;[.H7]));&quot; &quot;;&quot;&quot;);&quot;_&quot;;&quot;&quot;)" office:value-type="string">
            <text:p>OrderLineReference</text:p>
          </table:table-cell>
          <table:table-cell table:style-name="ce36" table:formula="oooc:=CONCATENATE(IF([.C7]=&quot;&quot;;&quot;&quot;;CONCATENATE([.C7];&quot;_ &quot;));[.D7];&quot;. &quot;;IF([.E7]=&quot;&quot;;&quot;&quot;;CONCATENATE([.E7];&quot;_ &quot;));[.H7];IF([.E7]=&quot;&quot;;&quot;&quot;;CONCATENATE(&quot;. &quot;;[.I7])))" office:value-type="string">
            <text:p>Return Requested. Order Line Reference</text:p>
          </table:table-cell>
          <table:table-cell table:style-name="ce37"/>
          <table:table-cell table:style-name="ce38" office:value-type="string">
            <text:p>Return Requested</text:p>
          </table:table-cell>
          <table:table-cell table:style-name="ce37"/>
          <table:table-cell table:number-columns-repeated="2" table:style-name="ce36"/>
          <table:table-cell table:style-name="ce36" table:formula="oooc:=CONCATENATE(IF([.L7]=&quot;&quot;;&quot;&quot;;CONCATENATE([.L7];&quot;_ &quot;));[.M7])" office:value-type="string">
            <text:p>Order Line Reference</text:p>
          </table:table-cell>
          <table:table-cell table:style-name="ce39" table:formula="oooc:=[.H7]" office:value-type="string">
            <text:p>Order Line Reference</text:p>
          </table:table-cell>
          <table:table-cell table:number-columns-repeated="2" table:style-name="ce36"/>
          <table:table-cell table:style-name="ce37"/>
          <table:table-cell table:style-name="ce38" office:value-type="string">
            <text:p>Order Line Reference</text:p>
          </table:table-cell>
          <table:table-cell table:style-name="ce37"/>
          <table:table-cell table:style-name="ce38" office:value-type="string">
            <text:p>1</text:p>
          </table:table-cell>
          <table:table-cell table:style-name="ce36" office:value-type="string">
            <text:p>ASBIE</text:p>
          </table:table-cell>
          <table:table-cell table:style-name="ce38" office:value-type="string">
            <text:p>The reference to the order line where these items were ordered</text:p>
          </table:table-cell>
          <table:table-cell table:number-columns-repeated="15" table:style-name="ce37"/>
          <table:table-cell table:number-columns-repeated="10" table:style-name="ce26"/>
        </table:table-row>
        <table:table-row table:style-name="ro3">
          <table:table-cell table:number-columns-repeated="15" table:style-name="ce41"/>
          <table:table-cell table:style-name="ce41" office:value-type="string">
            <text:p>END</text:p>
          </table:table-cell>
          <table:table-cell table:number-columns-repeated="16" table:style-name="ce41"/>
          <table:table-cell table:number-columns-repeated="10" table:style-name="ce42"/>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
      <table:table table:name="ReturnAuthorizationRequest" table:style-name="ta2"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0"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19" table:number-columns-repeated="8" table:default-cell-style-name="ce15"/>
        <table:table-column table:style-name="co23" table:number-columns-repeated="2" table:default-cell-style-name="ce15"/>
        <table:table-column table:style-name="co24" table:number-columns-repeated="10" table:default-cell-style-name="ce15"/>
        <table:table-column table:style-name="co25" table:default-cell-style-name="ce15" table:number-columns-repeated="214"/>
        <table:table-row table:style-name="ro2">
          <table:table-cell table:style-name="ce21" office:value-type="string">
            <text:p>Component Name</text:p>
            <office:annotation office:display="false" draw:text-style-name="" svg:width="1.3333in" svg:height="0.7708in" svg:x="0.8229in" svg:y="0.0104in">
              <text:p><text:span text:style-name="T0">Component Name</text:span></text:p>
              <text:p text:style-name=""/>
              <text:p text:style-name=""><text:span text:style-name="T0">The component name is derived from the Dictionary Entry Name.</text:span></text:p>
              <text:p text:style-name=""/>
              <text:p text:style-name=""><text:span text:style-name="T0">If any disparity exists between the Component Name listed here and the corresponding Component Name in the schemas, the version in the schemas should be considered the correct one.</text:span></text:p>
              <text:p text:style-name=""/>
              <text:p text:style-name=""><text:span text:style-name="T0">(N.B.: Columns with grey headings are not part of the normative schemas.)</text:span></text:p>
              <text:p text:style-name=""/>
            </office:annotation>
          </table:table-cell>
          <table:table-cell table:style-name="ce22" office:value-type="string">
            <text:p>Dictionary Entry Name</text:p>
            <office:annotation office:display="false" draw:text-style-name="" svg:width="1.3333in" svg:height="0.7708in" svg:x="1.4896in" svg:y="0.0104in">
              <text:p><text:span text:style-name="T0">Dictionary Entry Name</text:span></text:p>
              <text:p text:style-name=""/>
              <text:p text:style-name=""><text:span text:style-name="T0">Dictionary Entry Names are assigned according to the rules of the ebXML Core Component Technical Specification, Version 2.01.</text:span></text:p>
              <text:p text:style-name=""/>
              <text:p text:style-name=""><text:span text:style-name="T0">The DEN is the unique official name of the Business Information Entity in the data dictionary.</text:span></text:p>
              <text:p text:style-name=""/>
            </office:annotation>
          </table:table-cell>
          <table:table-cell table:style-name="ce23" office:value-type="string">
            <text:p>Object Class Qualifier</text:p>
            <office:annotation office:display="false" draw:text-style-name="" svg:width="1.3333in" svg:height="0.7708in" svg:x="2.1563in" svg:y="0.0104in">
              <text:p><text:span text:style-name="T0">Object Class Qualifier</text:span></text:p>
              <text:p text:style-name=""/>
              <text:p text:style-name=""><text:span text:style-name="T0">A qualifier is a word or words which help define and differentiate one Business Information Entity from another -- for example, when the BIE is used in another context.</text:span></text:p>
            </office:annotation>
          </table:table-cell>
          <table:table-cell table:style-name="ce23" office:value-type="string">
            <text:p>Object Class</text:p>
            <office:annotation office:display="false" draw:text-style-name="" svg:width="1.3333in" svg:height="0.7708in" svg:x="2.8229in" svg:y="0.0104in">
              <text:p><text:span text:style-name="T0">Object Class</text:span></text:p>
              <text:p text:style-name=""/>
              <text:p text:style-name=""><text:span text:style-name="T0">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
              <text:p text:style-name=""><text:span text:style-name="T0">Each Object Class is an ABIE. Object classes are also referred to as Re-usable Types. They are called Classes in UML and Tables/Entities in database contexts.</text:span></text:p>
            </office:annotation>
          </table:table-cell>
          <table:table-cell table:style-name="ce23" office:value-type="string">
            <text:p>Property Term Qualifier</text:p>
            <office:annotation office:display="false" draw:text-style-name="" svg:width="1.3333in" svg:height="0.7708in" svg:x="3.4896in" svg:y="0.0104in">
              <text:p><text:span text:style-name="T0">Property Term Qualifier</text:span></text:p>
              <text:p text:style-name=""/>
              <text:p text:style-name=""><text:span text:style-name="T0">Property Term Qualifier is metadata specified by the ebXML CCTS on the basis of ISO 11179 naming rules.</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Property Term Qualifiers specialize or modify the Property Term. For example, when the BIE is used in another context.</text:span></text:p>
              <text:p text:style-name=""/>
              <text:p text:style-name=""><text:span text:style-name="T0">If the word (or words) express "a type of" or specialization relationship to the property term, then the word (or words) are qualifiers. This implies that adjectives are likely to be qualifiers. For example: Postal is a type of Zone used in an Address.</text:span></text:p>
              <text:p text:style-name=""/>
            </office:annotation>
          </table:table-cell>
          <table:table-cell table:style-name="ce23" office:value-type="string">
            <text:p>Property Term Possessive Noun</text:p>
            <office:annotation office:display="false" draw:text-style-name="" svg:width="1.3333in" svg:height="0.7708in" svg:x="4.1563in" svg:y="0.0104in">
              <text:p><text:span text:style-name="T0">Property Term Possessive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phrase "Name OF THE Street" or "Street's Name" makes sense for an Address.StreetName. So Street is the called the Possessive Noun and Name is the Primary Noun.</text:span></text:p>
            </office:annotation>
          </table:table-cell>
          <table:table-cell table:style-name="ce23" office:value-type="string">
            <text:p>Property Term Primary Noun</text:p>
            <office:annotation office:display="false" draw:text-style-name="" svg:width="1.3333in" svg:height="0.7708in" svg:x="4.8229in" svg:y="0.0104in">
              <text:p><text:span text:style-name="T0">Property Term Primary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statement "Name OF THE Street" or "Street's Name" makes sense for an Address.StreetName. So Street is the called the Possessive Noun and Name is the Primary Noun.</text:span></text:p>
            </office:annotation>
          </table:table-cell>
          <table:table-cell table:style-name="ce22" office:value-type="string">
            <text:p>Property Term</text:p>
            <office:annotation office:display="false" draw:text-style-name="" svg:width="1.3333in" svg:height="0.7708in" svg:x="5.4896in" svg:y="0.0104in">
              <text:p><text:span text:style-name="T0">Property Term</text:span></text:p>
              <text:p text:style-name=""/>
              <text:p text:style-name=""><text:span text:style-name="T0">Property Term is metadata specified by the ebXML CCTS on the basis of ISO 11179 naming rules.</text:span></text:p>
              <text:p text:style-name=""/>
              <text:p text:style-name=""><text:span text:style-name="T0">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p>
              <text:p text:style-name=""/>
              <text:p text:style-name=""><text:span text:style-name="T0">In UBL's implementation, the Property Term is constructed from the Primary Noun preceded by any Possessive Nouns.</text:span></text:p>
            </office:annotation>
          </table:table-cell>
          <table:table-cell table:style-name="ce23" office:value-type="string">
            <text:p>Representation Term</text:p>
            <office:annotation office:display="false" draw:text-style-name="" svg:width="1.3333in" svg:height="0.7708in" svg:x="6.1563in" svg:y="0.0104in">
              <text:p><text:span text:style-name="T0">Representation Term</text:span></text:p>
              <text:p text:style-name=""/>
              <text:p text:style-name=""><text:span text:style-name="T0">Representation Term is metadata specified by the ebXML CCTS on the basis of ISO 11179 naming rules.</text:span></text:p>
              <text:p text:style-name=""/>
              <text:p text:style-name=""><text:span text:style-name="T0">A Representation Term is an element of the name that describes the form in which the property is represented.</text:span></text:p>
            </office:annotation>
          </table:table-cell>
          <table:table-cell table:style-name="ce23" office:value-type="string">
            <text:p>Data Type Qualifier</text:p>
            <office:annotation office:display="false" draw:text-style-name="" svg:width="1.3333in" svg:height="0.7708in" svg:x="6.8229in" svg:y="0.0104in">
              <text:p><text:span text:style-name="T0">Data Type Qualifier</text:span></text:p>
              <text:p text:style-name=""/>
              <text:p text:style-name=""><text:span text:style-name="T0">A qualifier is a word or words which help define and differentiate one data type from another of the same type -- for example, to distinguish those items constrained by particular code lists</text:span></text:p>
            </office:annotation>
          </table:table-cell>
          <table:table-cell table:style-name="ce22" office:value-type="string">
            <text:p>Data Type</text:p>
            <office:annotation office:display="false" draw:text-style-name="" svg:width="1.3333in" svg:height="0.7708in" svg:x="7.4896in" svg:y="0.0104in">
              <text:p><text:span text:style-name="T0">Data Type</text:span></text:p>
              <text:p text:style-name=""/>
              <text:p text:style-name=""><text:span text:style-name="T0">The data type distinguishes the lexical constraints on an item's value, plus any supplemental pieces of distinguishing information.</text:span></text:p>
              <text:p text:style-name=""/>
              <text:p text:style-name=""><text:span text:style-name="T0">Unqualified data types in UBL are based on UN/CEFACT core component types.</text:span></text:p>
            </office:annotation>
          </table:table-cell>
          <table:table-cell table:style-name="ce23" office:value-type="string">
            <text:p>Associated Object Class Qualifier</text:p>
            <office:annotation office:display="false" draw:text-style-name="" svg:width="1.3333in" svg:height="0.7708in" svg:x="8.1563in" svg:y="0.0104in">
              <text:p><text:span text:style-name="T0">Associated Object Class Qualifier</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Associated Object Class Qualifiers describe the "context" of the relationship with another ABIE. That is, it is the role this Object Class plays within its association with another Object Class. As such, they duplicate the representation term.</text:span></text:p>
            </office:annotation>
          </table:table-cell>
          <table:table-cell table:style-name="ce23" office:value-type="string">
            <text:p>Associated Object Class</text:p>
            <office:annotation office:display="false" draw:text-style-name="" svg:width="1.3333in" svg:height="0.7708in" svg:x="8.8229in" svg:y="0.0104in">
              <text:p><text:span text:style-name="T0">Associated Object Class</text:span></text:p>
              <text:p text:style-name=""/>
              <text:p text:style-name=""><text:span text:style-name="T0">This is the object class at the other end of this association. It is an ABIE in this model.</text:span></text:p>
            </office:annotation>
          </table:table-cell>
          <table:table-cell table:style-name="ce23" office:value-type="string">
            <text:p>Alternative Business Terms</text:p>
            <office:annotation office:display="false" draw:text-style-name="" svg:width="1.3333in" svg:height="0.7708in" svg:x="9.4896in" svg:y="0.0104in">
              <text:p><text:span text:style-name="T0">Alternative Business Terms</text:span></text:p>
              <text:p text:style-name=""/>
              <text:p text:style-name=""><text:span text:style-name="T0">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able:table-cell>
          <table:table-cell table:style-name="ce23" office:value-type="string">
            <text:p>Cardinality</text:p>
            <office:annotation office:display="false" draw:text-style-name="" svg:width="1.3333in" svg:height="0.7708in" svg:x="10.1563in" svg:y="0.0104in">
              <text:p><text:span text:style-name="T0">Cardinality</text:span></text:p>
              <text:p text:style-name=""/>
              <text:p text:style-name=""><text:span text:style-name="T0">The optionality and potential occurrences of the BIE.</text:span></text:p>
              <text:p text:style-name=""/>
              <text:p text:style-name=""><text:span text:style-name="T0">0..1 – optional and only one</text:span></text:p>
              <text:p text:style-name=""/>
              <text:p text:style-name=""><text:span text:style-name="T0">1 – mandatory and only one</text:span></text:p>
              <text:p text:style-name=""/>
              <text:p text:style-name=""><text:span text:style-name="T0">0..n – optional and maximum of n</text:span></text:p>
              <text:p text:style-name=""/>
              <text:p text:style-name=""><text:span text:style-name="T0">1..n - mandatory and maximum of n</text:span></text:p>
              <text:p text:style-name=""/>
              <text:p text:style-name=""><text:span text:style-name="T0">where the letter 'n' represents an unlimited number, and an actual number in place of the letter 'n' is the maximum.</text:span></text:p>
            </office:annotation>
          </table:table-cell>
          <table:table-cell table:style-name="ce23" office:value-type="string">
            <text:p>Component Type</text:p>
            <office:annotation office:display="false" draw:text-style-name="" svg:width="1.3333in" svg:height="0.7708in" svg:x="10.8229in" svg:y="0.0104in">
              <text:p><text:span text:style-name="T0">Component Type</text:span></text:p>
              <text:p text:style-name=""/>
              <text:p text:style-name=""><text:span text:style-name="T0">There are three BIE Types:</text:span></text:p>
              <text:p text:style-name=""/>
              <text:p text:style-name=""><text:span text:style-name="T0">Basic BIE (BBIE -- white rows),</text:span></text:p>
              <text:p text:style-name=""/>
              <text:p text:style-name=""><text:span text:style-name="T0">Associate BIE (ASBIE -- green rows; “an association”), and</text:span></text:p>
              <text:p text:style-name=""/>
              <text:p text:style-name=""><text:span text:style-name="T0">Aggregate BIE (ABIE -- pink rows; “an aggregate”).</text:span></text:p>
            </office:annotation>
          </table:table-cell>
          <table:table-cell table:style-name="ce23" office:value-type="string">
            <text:p>Definition</text:p>
            <office:annotation office:display="false" draw:text-style-name="" svg:width="1.3333in" svg:height="0.7708in" svg:x="11.4896in" svg:y="0.0104in">
              <text:p><text:span text:style-name="T0">Definition</text:span></text:p>
              <text:p text:style-name=""/>
              <text:p text:style-name=""><text:span text:style-name="T0">This is the unique semantic business meaning of the Business Information Entity.</text:span></text:p>
            </office:annotation>
          </table:table-cell>
          <table:table-cell table:style-name="ce24" office:value-type="string">
            <text:p>Examples</text:p>
            <office:annotation office:display="false" draw:text-style-name="" svg:width="1.3333in" svg:height="0.7708in" svg:x="12.1563in" svg:y="0.0104in">
              <text:p><text:span text:style-name="T0">Examples</text:span></text:p>
              <text:p text:style-name=""/>
              <text:p text:style-name=""><text:span text:style-name="T0">These are illustrative values that a typical user might utilize, but is under no obligation to to so.</text:span></text:p>
            </office:annotation>
          </table:table-cell>
          <table:table-cell table:style-name="ce24" office:value-type="string">
            <text:p>UN/TDED Code</text:p>
            <office:annotation office:display="false" draw:text-style-name="" svg:width="1.3333in" svg:height="0.7708in" svg:x="12.8229in" svg:y="0.0104in">
              <text:p><text:span text:style-name="T0">UN/TDED Code</text:span></text:p>
              <text:p text:style-name=""/>
              <text:p text:style-name=""><text:span text:style-name="T0">The UN Trade Data Element Dictionary (ISO 7372) code for this BIE.</text:span></text:p>
            </office:annotation>
          </table:table-cell>
          <table:table-cell table:style-name="ce24" office:value-type="string">
            <text:p>Current Version</text:p>
            <office:annotation office:display="false" draw:text-style-name="" svg:width="1.3333in" svg:height="0.7708in" svg:x="13.4896in" svg:y="0.0104in">
              <text:p><text:span text:style-name="T0">Current Version</text:span></text:p>
              <text:p text:style-name=""/>
              <text:p text:style-name=""><text:span text:style-name="T0">The version number of this BIE. Can be used to generate change logs.</text:span></text:p>
            </office:annotation>
          </table:table-cell>
          <table:table-cell table:style-name="ce24" office:value-type="string">
            <text:p>Analyst Notes</text:p>
            <office:annotation office:display="false" draw:text-style-name="" svg:width="1.3333in" svg:height="0.7708in" svg:x="14.1563in" svg:y="0.0104in">
              <text:p><text:span text:style-name="T0">Analyst Notes</text:span></text:p>
              <text:p text:style-name=""/>
              <text:p text:style-name=""><text:span text:style-name="T0">This is a list of comments, queries, and notes made during data modeling. It is not part of the normative schemas.</text:span></text:p>
            </office:annotation>
          </table:table-cell>
          <table:table-cell table:style-name="ce24" office:value-type="string">
            <text:p>CCL Dictionary Entry Name</text:p>
            <office:annotation office:display="false" draw:text-style-name="" svg:width="1.3333in" svg:height="0.7708in" svg:x="14.8229in" svg:y="0.0104in">
              <text:p><text:span text:style-name="T0">CCL Dictionary Entry Name</text:span></text:p>
              <text:p text:style-name=""/>
              <text:p text:style-name=""><text:span text:style-name="T0">Core Component Dictionary Entry Name:</text:span></text:p>
              <text:p text:style-name=""/>
              <text:p text:style-name=""><text:span text:style-name="T0">This is the Dictionary Entry Name of the correlated core component in the UN/CEFACT Core Component Library 08B (in those cases where a direct correlation exists).</text:span></text:p>
            </office:annotation>
          </table:table-cell>
          <table:table-cell table:style-name="ce24" office:value-type="string">
            <text:p>Context: Business Process</text:p>
          </table:table-cell>
          <table:table-cell table:style-name="ce24" office:value-type="string">
            <text:p>Context: Region (Geopolitical)</text:p>
          </table:table-cell>
          <table:table-cell table:style-name="ce24" office:value-type="string">
            <text:p>Context: Official Constraints</text:p>
          </table:table-cell>
          <table:table-cell table:style-name="ce24" office:value-type="string">
            <text:p>Context: Product</text:p>
          </table:table-cell>
          <table:table-cell table:style-name="ce24" office:value-type="string">
            <text:p>Context: Industry</text:p>
          </table:table-cell>
          <table:table-cell table:style-name="ce24" office:value-type="string">
            <text:p>Context: Role</text:p>
          </table:table-cell>
          <table:table-cell table:style-name="ce24" office:value-type="string">
            <text:p>Context: Supporting Role</text:p>
          </table:table-cell>
          <table:table-cell table:style-name="ce24" office:value-type="string">
            <text:p>Context: System Constraint</text:p>
          </table:table-cell>
          <table:table-cell table:style-name="ce24" office:value-type="string">
            <text:p>Editor's Notes</text:p>
          </table:table-cell>
          <table:table-cell table:style-name="ce25" office:value-type="string">
            <text:p>Changes from Previous Version</text:p>
          </table:table-cell>
          <table:table-cell table:number-columns-repeated="10" table:style-name="ce26"/>
        </table:table-row>
        <table:table-row table:style-name="ro3">
          <table:table-cell table:style-name="ce27" table:formula="oooc:=SUBSTITUTE(CONCATENATE([.C2];[.D2]);&quot; &quot;;&quot;&quot;)" office:value-type="string">
            <text:p>ReturnAuthorizationRequest</text:p>
          </table:table-cell>
          <table:table-cell table:style-name="ce27" table:formula="oooc:=CONCATENATE(IF([.C2]=&quot;&quot;;&quot;&quot;;CONCATENATE([.C2];&quot;_ &quot;));[.D2];&quot;. Details&quot;)" office:value-type="string">
            <text:p>Return Authorization Request. Details</text:p>
          </table:table-cell>
          <table:table-cell table:style-name="ce28"/>
          <table:table-cell table:style-name="ce29" office:value-type="string">
            <text:p>Return Authorization Request</text:p>
          </table:table-cell>
          <table:table-cell table:number-columns-repeated="9" table:style-name="ce30"/>
          <table:table-cell table:style-name="ce28"/>
          <table:table-cell table:style-name="ce30"/>
          <table:table-cell table:style-name="ce30" office:value-type="string">
            <text:p>ABIE</text:p>
          </table:table-cell>
          <table:table-cell table:style-name="ce29" office:value-type="string">
            <text:p>A request for a return autorization of goods</text:p>
          </table:table-cell>
          <table:table-cell table:number-columns-repeated="15" table:style-name="ce28"/>
          <table:table-cell table:number-columns-repeated="10" table:style-name="ce26"/>
        </table:table-row>
        <table:table-row table:style-name="ro3">
          <table:table-cell table:style-name="ce31" table:formula="oooc:=SUBSTITUTE(CONCATENATE([.E3];[.F3];IF([.G3]=&quot;Identifier&quot;;&quot;ID&quot;;IF(AND([.G3]=&quot;Text&quot;;OR([.E3]&lt;&gt;&quot;&quot;;[.F3]&lt;&gt;&quot;&quot;));&quot;&quot;;[.G3]));IF(AND([.I3]&lt;&gt;&quot;Text&quot;;[.G3]&lt;&gt;[.I3];NOT(AND([.G3]=&quot;URI&quot;;[.I3]=&quot;Identifier&quot;));NOT(AND([.G3]=&quot;UUID&quot;;[.I3]=&quot;Identifier&quot;)));IF([.I3]=&quot;Identifier&quot;;&quot;ID&quot;;[.I3]);&quot;&quot;));&quot; &quot;;&quot;&quot;)" office:value-type="string">
            <text:p>UBLVersionID</text:p>
          </table:table-cell>
          <table:table-cell table:style-name="ce32" table:formula="oooc:=CONCATENATE(IF([.C3]=&quot;&quot;;&quot;&quot;;CONCATENATE([.C3];&quot;_ &quot;));[.D3];&quot;. &quot;;IF([.E3]=&quot;&quot;;&quot;&quot;;CONCATENATE([.E3];&quot;_ &quot;));[.H3];IF(OR([.E3]&lt;&gt;&quot;&quot;;[.H3]&lt;&gt;[.I3]);CONCATENATE(&quot;. &quot;;[.I3]);&quot;&quot;))" office:value-type="string">
            <text:p>Return Authorization Request. UBL Version Identifier. Identifier</text:p>
          </table:table-cell>
          <table:table-cell table:style-name="ce33"/>
          <table:table-cell table:style-name="ce35" office:value-type="string">
            <text:p>Return Authorization Request</text:p>
          </table:table-cell>
          <table:table-cell table:style-name="ce33"/>
          <table:table-cell table:style-name="ce34" office:value-type="string">
            <text:p>UBL Version</text:p>
          </table:table-cell>
          <table:table-cell table:style-name="ce34" office:value-type="string">
            <text:p>Identifier</text:p>
          </table:table-cell>
          <table:table-cell table:style-name="ce31" table:formula="oooc:=IF([.F3]&lt;&gt;&quot;&quot;;CONCATENATE([.F3];&quot; &quot;;[.G3]);[.G3])" office:value-type="string">
            <text:p>UBL Version Identifier</text:p>
          </table:table-cell>
          <table:table-cell table:style-name="ce34" office:value-type="string">
            <text:p>Identifier</text:p>
          </table:table-cell>
          <table:table-cell table:style-name="ce33"/>
          <table:table-cell table:style-name="ce32" table:formula="oooc:=IF([.J3]&lt;&gt;&quot;&quot;;CONCATENATE([.J3];&quot;_ &quot;;[.I3];&quot;. Type&quot;);CONCATENATE([.I3];&quot;. Type&quot;))" office:value-type="string">
            <text:p>Identifier. Type</text:p>
          </table:table-cell>
          <table:table-cell table:number-columns-repeated="2" table:style-name="ce32"/>
          <table:table-cell table:style-name="ce33"/>
          <table:table-cell table:style-name="ce34" office:value-type="string">
            <text:p>0..1</text:p>
          </table:table-cell>
          <table:table-cell table:style-name="ce32" office:value-type="string">
            <text:p>BBIE</text:p>
          </table:table-cell>
          <table:table-cell table:style-name="ce34" office:value-type="string">
            <text:p>The earliest version of the UBL 2 schema for this document type that defines all of the elements that might be encountered in the current instance.</text:p>
          </table:table-cell>
          <table:table-cell table:number-columns-repeated="15" table:style-name="ce33"/>
          <table:table-cell table:number-columns-repeated="10" table:style-name="ce26"/>
        </table:table-row>
        <table:table-row table:style-name="ro3">
          <table:table-cell table:style-name="ce31" table:formula="oooc:=SUBSTITUTE(CONCATENATE([.E4];[.F4];IF([.G4]=&quot;Identifier&quot;;&quot;ID&quot;;IF(AND([.G4]=&quot;Text&quot;;OR([.E4]&lt;&gt;&quot;&quot;;[.F4]&lt;&gt;&quot;&quot;));&quot;&quot;;[.G4]));IF(AND([.I4]&lt;&gt;&quot;Text&quot;;[.G4]&lt;&gt;[.I4];NOT(AND([.G4]=&quot;URI&quot;;[.I4]=&quot;Identifier&quot;));NOT(AND([.G4]=&quot;UUID&quot;;[.I4]=&quot;Identifier&quot;)));IF([.I4]=&quot;Identifier&quot;;&quot;ID&quot;;[.I4]);&quot;&quot;));&quot; &quot;;&quot;&quot;)" office:value-type="string">
            <text:p>CustomizationID</text:p>
          </table:table-cell>
          <table:table-cell table:style-name="ce32" table:formula="oooc:=CONCATENATE(IF([.C4]=&quot;&quot;;&quot;&quot;;CONCATENATE([.C4];&quot;_ &quot;));[.D4];&quot;. &quot;;IF([.E4]=&quot;&quot;;&quot;&quot;;CONCATENATE([.E4];&quot;_ &quot;));[.H4];IF(OR([.E4]&lt;&gt;&quot;&quot;;[.H4]&lt;&gt;[.I4]);CONCATENATE(&quot;. &quot;;[.I4]);&quot;&quot;))" office:value-type="string">
            <text:p>Return Authorization Request. Customization Identifier. Identifier</text:p>
          </table:table-cell>
          <table:table-cell table:style-name="ce33"/>
          <table:table-cell table:style-name="ce35" office:value-type="string">
            <text:p>Return Authorization Request</text:p>
          </table:table-cell>
          <table:table-cell table:style-name="ce33"/>
          <table:table-cell table:style-name="ce34" office:value-type="string">
            <text:p>Customization</text:p>
          </table:table-cell>
          <table:table-cell table:style-name="ce34" office:value-type="string">
            <text:p>Identifier</text:p>
          </table:table-cell>
          <table:table-cell table:style-name="ce31" table:formula="oooc:=IF([.F4]&lt;&gt;&quot;&quot;;CONCATENATE([.F4];&quot; &quot;;[.G4]);[.G4])" office:value-type="string">
            <text:p>Customization Identifier</text:p>
          </table:table-cell>
          <table:table-cell table:style-name="ce34" office:value-type="string">
            <text:p>Identifier</text:p>
          </table:table-cell>
          <table:table-cell table:style-name="ce33"/>
          <table:table-cell table:style-name="ce32" table:formula="oooc:=IF([.J4]&lt;&gt;&quot;&quot;;CONCATENATE([.J4];&quot;_ &quot;;[.I4];&quot;. Type&quot;);CONCATENATE([.I4];&quot;. Type&quot;))" office:value-type="string">
            <text:p>Identifier. Type</text:p>
          </table:table-cell>
          <table:table-cell table:number-columns-repeated="2" table:style-name="ce32"/>
          <table:table-cell table:style-name="ce33"/>
          <table:table-cell table:style-name="ce34" office:value-type="string">
            <text:p>0..1</text:p>
          </table:table-cell>
          <table:table-cell table:style-name="ce32" office:value-type="string">
            <text:p>BBIE</text:p>
          </table:table-cell>
          <table:table-cell table:style-name="ce34" office:value-type="string">
            <text:p>Identifies a user-defined customization of UBL for a specific use.</text:p>
          </table:table-cell>
          <table:table-cell table:number-columns-repeated="15" table:style-name="ce33"/>
          <table:table-cell table:number-columns-repeated="10" table:style-name="ce26"/>
        </table:table-row>
        <table:table-row table:style-name="ro3">
          <table:table-cell table:style-name="ce31" table:formula="oooc:=SUBSTITUTE(CONCATENATE([.E5];[.F5];IF([.G5]=&quot;Identifier&quot;;&quot;ID&quot;;IF(AND([.G5]=&quot;Text&quot;;OR([.E5]&lt;&gt;&quot;&quot;;[.F5]&lt;&gt;&quot;&quot;));&quot;&quot;;[.G5]));IF(AND([.I5]&lt;&gt;&quot;Text&quot;;[.G5]&lt;&gt;[.I5];NOT(AND([.G5]=&quot;URI&quot;;[.I5]=&quot;Identifier&quot;));NOT(AND([.G5]=&quot;UUID&quot;;[.I5]=&quot;Identifier&quot;)));IF([.I5]=&quot;Identifier&quot;;&quot;ID&quot;;[.I5]);&quot;&quot;));&quot; &quot;;&quot;&quot;)" office:value-type="string">
            <text:p>ProfileID</text:p>
          </table:table-cell>
          <table:table-cell table:style-name="ce32" table:formula="oooc:=CONCATENATE(IF([.C5]=&quot;&quot;;&quot;&quot;;CONCATENATE([.C5];&quot;_ &quot;));[.D5];&quot;. &quot;;IF([.E5]=&quot;&quot;;&quot;&quot;;CONCATENATE([.E5];&quot;_ &quot;));[.H5];IF(OR([.E5]&lt;&gt;&quot;&quot;;[.H5]&lt;&gt;[.I5]);CONCATENATE(&quot;. &quot;;[.I5]);&quot;&quot;))" office:value-type="string">
            <text:p>Return Authorization Request. Profile Identifier. Identifier</text:p>
          </table:table-cell>
          <table:table-cell table:style-name="ce33"/>
          <table:table-cell table:style-name="ce35" office:value-type="string">
            <text:p>Return Authorization Request</text:p>
          </table:table-cell>
          <table:table-cell table:style-name="ce33"/>
          <table:table-cell table:style-name="ce34" office:value-type="string">
            <text:p>Profile</text:p>
          </table:table-cell>
          <table:table-cell table:style-name="ce34" office:value-type="string">
            <text:p>Identifier</text:p>
          </table:table-cell>
          <table:table-cell table:style-name="ce31" table:formula="oooc:=IF([.F5]&lt;&gt;&quot;&quot;;CONCATENATE([.F5];&quot; &quot;;[.G5]);[.G5])" office:value-type="string">
            <text:p>Profile Identifier</text:p>
          </table:table-cell>
          <table:table-cell table:style-name="ce34" office:value-type="string">
            <text:p>Identifier</text:p>
          </table:table-cell>
          <table:table-cell table:style-name="ce33"/>
          <table:table-cell table:style-name="ce32" table:formula="oooc:=IF([.J5]&lt;&gt;&quot;&quot;;CONCATENATE([.J5];&quot;_ &quot;;[.I5];&quot;. Type&quot;);CONCATENATE([.I5];&quot;. Type&quot;))" office:value-type="string">
            <text:p>Identifier. Type</text:p>
          </table:table-cell>
          <table:table-cell table:number-columns-repeated="2" table:style-name="ce32"/>
          <table:table-cell table:style-name="ce33"/>
          <table:table-cell table:style-name="ce34" office:value-type="string">
            <text:p>0..1</text:p>
          </table:table-cell>
          <table:table-cell table:style-name="ce32" office:value-type="string">
            <text:p>BBIE</text:p>
          </table:table-cell>
          <table:table-cell table:style-name="ce34" office:value-type="string">
            <text:p>Identifies a user-defined profile of the customization of UBL being used.
</text:p>
          </table:table-cell>
          <table:table-cell table:number-columns-repeated="15" table:style-name="ce33"/>
          <table:table-cell table:number-columns-repeated="10" table:style-name="ce26"/>
        </table:table-row>
        <table:table-row table:style-name="ro3">
          <table:table-cell table:style-name="ce31" table:formula="oooc:=SUBSTITUTE(CONCATENATE([.E6];[.F6];IF([.G6]=&quot;Identifier&quot;;&quot;ID&quot;;IF(AND([.G6]=&quot;Text&quot;;OR([.E6]&lt;&gt;&quot;&quot;;[.F6]&lt;&gt;&quot;&quot;));&quot;&quot;;[.G6]));IF(AND([.I6]&lt;&gt;&quot;Text&quot;;[.G6]&lt;&gt;[.I6];NOT(AND([.G6]=&quot;URI&quot;;[.I6]=&quot;Identifier&quot;));NOT(AND([.G6]=&quot;UUID&quot;;[.I6]=&quot;Identifier&quot;)));IF([.I6]=&quot;Identifier&quot;;&quot;ID&quot;;[.I6]);&quot;&quot;));&quot; &quot;;&quot;&quot;)" office:value-type="string">
            <text:p>ProfileExecutionID</text:p>
          </table:table-cell>
          <table:table-cell table:style-name="ce32" table:formula="oooc:=CONCATENATE(IF([.C6]=&quot;&quot;;&quot;&quot;;CONCATENATE([.C6];&quot;_ &quot;));[.D6];&quot;. &quot;;IF([.E6]=&quot;&quot;;&quot;&quot;;CONCATENATE([.E6];&quot;_ &quot;));[.H6];IF(OR([.E6]&lt;&gt;&quot;&quot;;[.H6]&lt;&gt;[.I6]);CONCATENATE(&quot;. &quot;;[.I6]);&quot;&quot;))" office:value-type="string">
            <text:p>Return Authorization Request. Profile Execution Identifier. Identifier</text:p>
          </table:table-cell>
          <table:table-cell table:style-name="ce33"/>
          <table:table-cell table:style-name="ce35" office:value-type="string">
            <text:p>Return Authorization Request</text:p>
          </table:table-cell>
          <table:table-cell table:style-name="ce33"/>
          <table:table-cell table:style-name="ce34" office:value-type="string">
            <text:p>Profile Execution</text:p>
          </table:table-cell>
          <table:table-cell table:style-name="ce34" office:value-type="string">
            <text:p>Identifier</text:p>
          </table:table-cell>
          <table:table-cell table:style-name="ce31" table:formula="oooc:=IF([.F6]&lt;&gt;&quot;&quot;;CONCATENATE([.F6];&quot; &quot;;[.G6]);[.G6])" office:value-type="string">
            <text:p>Profile Execution Identifier</text:p>
          </table:table-cell>
          <table:table-cell table:style-name="ce34" office:value-type="string">
            <text:p>Identifier</text:p>
          </table:table-cell>
          <table:table-cell table:style-name="ce33"/>
          <table:table-cell table:style-name="ce32" table:formula="oooc:=IF([.J6]&lt;&gt;&quot;&quot;;CONCATENATE([.J6];&quot;_ &quot;;[.I6];&quot;. Type&quot;);CONCATENATE([.I6];&quot;. Type&quot;))" office:value-type="string">
            <text:p>Identifier. Type</text:p>
          </table:table-cell>
          <table:table-cell table:number-columns-repeated="2" table:style-name="ce32"/>
          <table:table-cell table:style-name="ce33"/>
          <table:table-cell table:style-name="ce34" office:value-type="string">
            <text:p>0..1</text:p>
          </table:table-cell>
          <table:table-cell table:style-name="ce32" office:value-type="string">
            <text:p>BBIE</text:p>
          </table:table-cell>
          <table:table-cell table:style-name="ce34" office:value-type="string">
            <text:p>Identifies an instance of executing a profile, to associate all transactions in a collaboration.</text:p>
          </table:table-cell>
          <table:table-cell table:number-columns-repeated="15" table:style-name="ce33"/>
          <table:table-cell table:number-columns-repeated="10" table:style-name="ce26"/>
        </table:table-row>
        <table:table-row table:style-name="ro3">
          <table:table-cell table:style-name="ce31" table:formula="oooc:=SUBSTITUTE(CONCATENATE([.E7];[.F7];IF([.G7]=&quot;Identifier&quot;;&quot;ID&quot;;IF(AND([.G7]=&quot;Text&quot;;OR([.E7]&lt;&gt;&quot;&quot;;[.F7]&lt;&gt;&quot;&quot;));&quot;&quot;;[.G7]));IF(AND([.I7]&lt;&gt;&quot;Text&quot;;[.G7]&lt;&gt;[.I7];NOT(AND([.G7]=&quot;URI&quot;;[.I7]=&quot;Identifier&quot;));NOT(AND([.G7]=&quot;UUID&quot;;[.I7]=&quot;Identifier&quot;)));IF([.I7]=&quot;Identifier&quot;;&quot;ID&quot;;[.I7]);&quot;&quot;));&quot; &quot;;&quot;&quot;)" office:value-type="string">
            <text:p>RequestDate</text:p>
          </table:table-cell>
          <table:table-cell table:style-name="ce32" table:formula="oooc:=CONCATENATE(IF([.C7]=&quot;&quot;;&quot;&quot;;CONCATENATE([.C7];&quot;_ &quot;));[.D7];&quot;. &quot;;IF([.E7]=&quot;&quot;;&quot;&quot;;CONCATENATE([.E7];&quot;_ &quot;));[.H7];IF(OR([.E7]&lt;&gt;&quot;&quot;;[.H7]&lt;&gt;[.I7]);CONCATENATE(&quot;. &quot;;[.I7]);&quot;&quot;))" office:value-type="string">
            <text:p>Return Authorization Request. Request Date. Date</text:p>
          </table:table-cell>
          <table:table-cell table:style-name="ce33"/>
          <table:table-cell table:style-name="ce35" office:value-type="string">
            <text:p>Return Authorization Request</text:p>
          </table:table-cell>
          <table:table-cell table:style-name="ce33"/>
          <table:table-cell table:style-name="ce34" office:value-type="string">
            <text:p>Request</text:p>
          </table:table-cell>
          <table:table-cell table:style-name="ce34" office:value-type="string">
            <text:p>Date</text:p>
          </table:table-cell>
          <table:table-cell table:style-name="ce31" table:formula="oooc:=IF([.F7]&lt;&gt;&quot;&quot;;CONCATENATE([.F7];&quot; &quot;;[.G7]);[.G7])" office:value-type="string">
            <text:p>Request Date</text:p>
          </table:table-cell>
          <table:table-cell table:style-name="ce34" office:value-type="string">
            <text:p>Date</text:p>
          </table:table-cell>
          <table:table-cell table:style-name="ce33"/>
          <table:table-cell table:style-name="ce32" table:formula="oooc:=IF([.J7]&lt;&gt;&quot;&quot;;CONCATENATE([.J7];&quot;_ &quot;;[.I7];&quot;. Type&quot;);CONCATENATE([.I7];&quot;. Type&quot;))" office:value-type="string">
            <text:p>Date. Type</text:p>
          </table:table-cell>
          <table:table-cell table:number-columns-repeated="2" table:style-name="ce32"/>
          <table:table-cell table:style-name="ce33"/>
          <table:table-cell table:style-name="ce34" office:value-type="string">
            <text:p>1</text:p>
          </table:table-cell>
          <table:table-cell table:style-name="ce32" office:value-type="string">
            <text:p>BBIE</text:p>
          </table:table-cell>
          <table:table-cell table:style-name="ce34" office:value-type="string">
            <text:p>The date of the request for a return authorization.</text:p>
          </table:table-cell>
          <table:table-cell table:number-columns-repeated="15" table:style-name="ce33"/>
          <table:table-cell table:number-columns-repeated="10" table:style-name="ce26"/>
        </table:table-row>
        <table:table-row table:style-name="ro3">
          <table:table-cell table:style-name="ce36" table:formula="oooc:=SUBSTITUTE(SUBSTITUTE(CONCATENATE([.E8];IF([.H8]=&quot;Identifier&quot;;&quot;ID&quot;;[.H8]));&quot; &quot;;&quot;&quot;);&quot;_&quot;;&quot;&quot;)" office:value-type="string">
            <text:p>Signature</text:p>
          </table:table-cell>
          <table:table-cell table:style-name="ce36" table:formula="oooc:=CONCATENATE(IF([.C8]=&quot;&quot;;&quot;&quot;;CONCATENATE([.C8];&quot;_ &quot;));[.D8];&quot;. &quot;;IF([.E8]=&quot;&quot;;&quot;&quot;;CONCATENATE([.E8];&quot;_ &quot;));[.H8];IF([.E8]=&quot;&quot;;&quot;&quot;;CONCATENATE(&quot;. &quot;;[.I8])))" office:value-type="string">
            <text:p>Return Authorization Request. Signature</text:p>
          </table:table-cell>
          <table:table-cell table:style-name="ce37"/>
          <table:table-cell table:style-name="ce40" office:value-type="string">
            <text:p>Return Authorization Request</text:p>
          </table:table-cell>
          <table:table-cell table:style-name="ce38"/>
          <table:table-cell table:number-columns-repeated="2" table:style-name="ce36"/>
          <table:table-cell table:style-name="ce36" table:formula="oooc:=CONCATENATE(IF([.L8]=&quot;&quot;;&quot;&quot;;CONCATENATE([.L8];&quot;_ &quot;));[.M8])" office:value-type="string">
            <text:p>Signature</text:p>
          </table:table-cell>
          <table:table-cell table:style-name="ce39" table:formula="oooc:=[.H8]" office:value-type="string">
            <text:p>Signature</text:p>
          </table:table-cell>
          <table:table-cell table:number-columns-repeated="2" table:style-name="ce36"/>
          <table:table-cell table:style-name="ce37"/>
          <table:table-cell table:style-name="ce38" office:value-type="string">
            <text:p>Signature</text:p>
          </table:table-cell>
          <table:table-cell table:style-name="ce37"/>
          <table:table-cell table:style-name="ce38" office:value-type="string">
            <text:p>0..n</text:p>
          </table:table-cell>
          <table:table-cell table:style-name="ce36" office:value-type="string">
            <text:p>ASBIE</text:p>
          </table:table-cell>
          <table:table-cell table:style-name="ce38" office:value-type="string">
            <text:p>An authentication signature.
</text:p>
          </table:table-cell>
          <table:table-cell table:number-columns-repeated="15" table:style-name="ce37"/>
          <table:table-cell table:number-columns-repeated="10" table:style-name="ce26"/>
        </table:table-row>
        <table:table-row table:style-name="ro3">
          <table:table-cell table:style-name="ce36" table:formula="oooc:=SUBSTITUTE(SUBSTITUTE(CONCATENATE([.E9];IF([.H9]=&quot;Identifier&quot;;&quot;ID&quot;;[.H9]));&quot; &quot;;&quot;&quot;);&quot;_&quot;;&quot;&quot;)" office:value-type="string">
            <text:p>RequestingParty</text:p>
          </table:table-cell>
          <table:table-cell table:style-name="ce36" table:formula="oooc:=CONCATENATE(IF([.C9]=&quot;&quot;;&quot;&quot;;CONCATENATE([.C9];&quot;_ &quot;));[.D9];&quot;. &quot;;IF([.E9]=&quot;&quot;;&quot;&quot;;CONCATENATE([.E9];&quot;_ &quot;));[.H9];IF([.E9]=&quot;&quot;;&quot;&quot;;CONCATENATE(&quot;. &quot;;[.I9])))" office:value-type="string">
            <text:p>Return Authorization Request. Requesting_ Party. Party</text:p>
          </table:table-cell>
          <table:table-cell table:style-name="ce37"/>
          <table:table-cell table:style-name="ce40" office:value-type="string">
            <text:p>Return Authorization Request</text:p>
          </table:table-cell>
          <table:table-cell table:style-name="ce38" office:value-type="string">
            <text:p>Requesting</text:p>
          </table:table-cell>
          <table:table-cell table:number-columns-repeated="2" table:style-name="ce36"/>
          <table:table-cell table:style-name="ce36" table:formula="oooc:=CONCATENATE(IF([.L9]=&quot;&quot;;&quot;&quot;;CONCATENATE([.L9];&quot;_ &quot;));[.M9])" office:value-type="string">
            <text:p>Party</text:p>
          </table:table-cell>
          <table:table-cell table:style-name="ce39" table:formula="oooc:=[.H9]" office:value-type="string">
            <text:p>Party</text:p>
          </table:table-cell>
          <table:table-cell table:number-columns-repeated="2" table:style-name="ce36"/>
          <table:table-cell table:style-name="ce37"/>
          <table:table-cell table:style-name="ce38" office:value-type="string">
            <text:p>Party</text:p>
          </table:table-cell>
          <table:table-cell table:style-name="ce37"/>
          <table:table-cell table:style-name="ce38" office:value-type="string">
            <text:p>1</text:p>
          </table:table-cell>
          <table:table-cell table:style-name="ce36" office:value-type="string">
            <text:p>ASBIE</text:p>
          </table:table-cell>
          <table:table-cell table:style-name="ce38" office:value-type="string">
            <text:p>The party requesting the return authorization.</text:p>
          </table:table-cell>
          <table:table-cell table:number-columns-repeated="15" table:style-name="ce37"/>
          <table:table-cell table:number-columns-repeated="10" table:style-name="ce26"/>
        </table:table-row>
        <table:table-row table:style-name="ro3">
          <table:table-cell table:style-name="ce36" table:formula="oooc:=SUBSTITUTE(SUBSTITUTE(CONCATENATE([.E10];IF([.H10]=&quot;Identifier&quot;;&quot;ID&quot;;[.H10]));&quot; &quot;;&quot;&quot;);&quot;_&quot;;&quot;&quot;)" office:value-type="string">
            <text:p>ReturnRequested</text:p>
          </table:table-cell>
          <table:table-cell table:style-name="ce36" table:formula="oooc:=CONCATENATE(IF([.C10]=&quot;&quot;;&quot;&quot;;CONCATENATE([.C10];&quot;_ &quot;));[.D10];&quot;. &quot;;IF([.E10]=&quot;&quot;;&quot;&quot;;CONCATENATE([.E10];&quot;_ &quot;));[.H10];IF([.E10]=&quot;&quot;;&quot;&quot;;CONCATENATE(&quot;. &quot;;[.I10])))" office:value-type="string">
            <text:p>Return Authorization Request. Return Requested</text:p>
          </table:table-cell>
          <table:table-cell table:style-name="ce37"/>
          <table:table-cell table:style-name="ce40" office:value-type="string">
            <text:p>Return Authorization Request</text:p>
          </table:table-cell>
          <table:table-cell table:style-name="ce37"/>
          <table:table-cell table:number-columns-repeated="2" table:style-name="ce36"/>
          <table:table-cell table:style-name="ce36" table:formula="oooc:=CONCATENATE(IF([.L10]=&quot;&quot;;&quot;&quot;;CONCATENATE([.L10];&quot;_ &quot;));[.M10])" office:value-type="string">
            <text:p>Return Requested</text:p>
          </table:table-cell>
          <table:table-cell table:style-name="ce39" table:formula="oooc:=[.H10]" office:value-type="string">
            <text:p>Return Requested</text:p>
          </table:table-cell>
          <table:table-cell table:number-columns-repeated="2" table:style-name="ce36"/>
          <table:table-cell table:style-name="ce37"/>
          <table:table-cell table:style-name="ce38" office:value-type="string">
            <text:p>Return Requested</text:p>
          </table:table-cell>
          <table:table-cell table:style-name="ce37"/>
          <table:table-cell table:style-name="ce38" office:value-type="string">
            <text:p>0..n</text:p>
          </table:table-cell>
          <table:table-cell table:style-name="ce36" office:value-type="string">
            <text:p>ASBIE</text:p>
          </table:table-cell>
          <table:table-cell table:style-name="ce38" office:value-type="string">
            <text:p>The details of the request for a return authorization.</text:p>
          </table:table-cell>
          <table:table-cell table:number-columns-repeated="15" table:style-name="ce37"/>
          <table:table-cell table:number-columns-repeated="10" table:style-name="ce26"/>
        </table:table-row>
        <table:table-row table:style-name="ro3">
          <table:table-cell table:number-columns-repeated="15" table:style-name="ce41"/>
          <table:table-cell table:style-name="ce41" office:value-type="string">
            <text:p>END</text:p>
          </table:table-cell>
          <table:table-cell table:number-columns-repeated="16" table:style-name="ce41"/>
          <table:table-cell table:number-columns-repeated="10" table:style-name="ce42"/>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
      <table:table table:name="ReturnAuthorizationResponse" table:style-name="ta3"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0"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19" table:number-columns-repeated="8" table:default-cell-style-name="ce15"/>
        <table:table-column table:style-name="co23" table:number-columns-repeated="2" table:default-cell-style-name="ce15"/>
        <table:table-column table:style-name="co24" table:number-columns-repeated="10" table:default-cell-style-name="ce15"/>
        <table:table-column table:style-name="co26" table:default-cell-style-name="ce15" table:number-columns-repeated="214"/>
        <table:table-row table:style-name="ro2">
          <table:table-cell table:style-name="ce21" office:value-type="string">
            <text:p>Component Name</text:p>
            <office:annotation office:display="false" draw:text-style-name="" svg:width="1.3333in" svg:height="0.7708in" svg:x="0.8229in" svg:y="0.0104in">
              <text:p><text:span text:style-name="T0">Component Name</text:span></text:p>
              <text:p text:style-name=""/>
              <text:p text:style-name=""><text:span text:style-name="T0">The component name is derived from the Dictionary Entry Name.</text:span></text:p>
              <text:p text:style-name=""/>
              <text:p text:style-name=""><text:span text:style-name="T0">If any disparity exists between the Component Name listed here and the corresponding Component Name in the schemas, the version in the schemas should be considered the correct one.</text:span></text:p>
              <text:p text:style-name=""/>
              <text:p text:style-name=""><text:span text:style-name="T0">(N.B.: Columns with grey headings are not part of the normative schemas.)</text:span></text:p>
              <text:p text:style-name=""/>
            </office:annotation>
          </table:table-cell>
          <table:table-cell table:style-name="ce22" office:value-type="string">
            <text:p>Dictionary Entry Name</text:p>
            <office:annotation office:display="false" draw:text-style-name="" svg:width="1.3333in" svg:height="0.7708in" svg:x="1.4896in" svg:y="0.0104in">
              <text:p><text:span text:style-name="T0">Dictionary Entry Name</text:span></text:p>
              <text:p text:style-name=""/>
              <text:p text:style-name=""><text:span text:style-name="T0">Dictionary Entry Names are assigned according to the rules of the ebXML Core Component Technical Specification, Version 2.01.</text:span></text:p>
              <text:p text:style-name=""/>
              <text:p text:style-name=""><text:span text:style-name="T0">The DEN is the unique official name of the Business Information Entity in the data dictionary.</text:span></text:p>
              <text:p text:style-name=""/>
            </office:annotation>
          </table:table-cell>
          <table:table-cell table:style-name="ce23" office:value-type="string">
            <text:p>Object Class Qualifier</text:p>
            <office:annotation office:display="false" draw:text-style-name="" svg:width="1.3333in" svg:height="0.7708in" svg:x="2.1563in" svg:y="0.0104in">
              <text:p><text:span text:style-name="T0">Object Class Qualifier</text:span></text:p>
              <text:p text:style-name=""/>
              <text:p text:style-name=""><text:span text:style-name="T0">A qualifier is a word or words which help define and differentiate one Business Information Entity from another -- for example, when the BIE is used in another context.</text:span></text:p>
            </office:annotation>
          </table:table-cell>
          <table:table-cell table:style-name="ce23" office:value-type="string">
            <text:p>Object Class</text:p>
            <office:annotation office:display="false" draw:text-style-name="" svg:width="1.3333in" svg:height="0.7708in" svg:x="2.8229in" svg:y="0.0104in">
              <text:p><text:span text:style-name="T0">Object Class</text:span></text:p>
              <text:p text:style-name=""/>
              <text:p text:style-name=""><text:span text:style-name="T0">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
              <text:p text:style-name=""><text:span text:style-name="T0">Each Object Class is an ABIE. Object classes are also referred to as Re-usable Types. They are called Classes in UML and Tables/Entities in database contexts.</text:span></text:p>
            </office:annotation>
          </table:table-cell>
          <table:table-cell table:style-name="ce23" office:value-type="string">
            <text:p>Property Term Qualifier</text:p>
            <office:annotation office:display="false" draw:text-style-name="" svg:width="1.3333in" svg:height="0.7708in" svg:x="3.4896in" svg:y="0.0104in">
              <text:p><text:span text:style-name="T0">Property Term Qualifier</text:span></text:p>
              <text:p text:style-name=""/>
              <text:p text:style-name=""><text:span text:style-name="T0">Property Term Qualifier is metadata specified by the ebXML CCTS on the basis of ISO 11179 naming rules.</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Property Term Qualifiers specialize or modify the Property Term. For example, when the BIE is used in another context.</text:span></text:p>
              <text:p text:style-name=""/>
              <text:p text:style-name=""><text:span text:style-name="T0">If the word (or words) express "a type of" or specialization relationship to the property term, then the word (or words) are qualifiers. This implies that adjectives are likely to be qualifiers. For example: Postal is a type of Zone used in an Address.</text:span></text:p>
              <text:p text:style-name=""/>
            </office:annotation>
          </table:table-cell>
          <table:table-cell table:style-name="ce23" office:value-type="string">
            <text:p>Property Term Possessive Noun</text:p>
            <office:annotation office:display="false" draw:text-style-name="" svg:width="1.3333in" svg:height="0.7708in" svg:x="4.1563in" svg:y="0.0104in">
              <text:p><text:span text:style-name="T0">Property Term Possessive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phrase "Name OF THE Street" or "Street's Name" makes sense for an Address.StreetName. So Street is the called the Possessive Noun and Name is the Primary Noun.</text:span></text:p>
            </office:annotation>
          </table:table-cell>
          <table:table-cell table:style-name="ce23" office:value-type="string">
            <text:p>Property Term Primary Noun</text:p>
            <office:annotation office:display="false" draw:text-style-name="" svg:width="1.3333in" svg:height="0.7708in" svg:x="4.8229in" svg:y="0.0104in">
              <text:p><text:span text:style-name="T0">Property Term Primary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statement "Name OF THE Street" or "Street's Name" makes sense for an Address.StreetName. So Street is the called the Possessive Noun and Name is the Primary Noun.</text:span></text:p>
            </office:annotation>
          </table:table-cell>
          <table:table-cell table:style-name="ce22" office:value-type="string">
            <text:p>Property Term</text:p>
            <office:annotation office:display="false" draw:text-style-name="" svg:width="1.3333in" svg:height="0.7708in" svg:x="5.4896in" svg:y="0.0104in">
              <text:p><text:span text:style-name="T0">Property Term</text:span></text:p>
              <text:p text:style-name=""/>
              <text:p text:style-name=""><text:span text:style-name="T0">Property Term is metadata specified by the ebXML CCTS on the basis of ISO 11179 naming rules.</text:span></text:p>
              <text:p text:style-name=""/>
              <text:p text:style-name=""><text:span text:style-name="T0">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p>
              <text:p text:style-name=""/>
              <text:p text:style-name=""><text:span text:style-name="T0">In UBL's implementation, the Property Term is constructed from the Primary Noun preceded by any Possessive Nouns.</text:span></text:p>
            </office:annotation>
          </table:table-cell>
          <table:table-cell table:style-name="ce23" office:value-type="string">
            <text:p>Representation Term</text:p>
            <office:annotation office:display="false" draw:text-style-name="" svg:width="1.3333in" svg:height="0.7708in" svg:x="6.1563in" svg:y="0.0104in">
              <text:p><text:span text:style-name="T0">Representation Term</text:span></text:p>
              <text:p text:style-name=""/>
              <text:p text:style-name=""><text:span text:style-name="T0">Representation Term is metadata specified by the ebXML CCTS on the basis of ISO 11179 naming rules.</text:span></text:p>
              <text:p text:style-name=""/>
              <text:p text:style-name=""><text:span text:style-name="T0">A Representation Term is an element of the name that describes the form in which the property is represented.</text:span></text:p>
            </office:annotation>
          </table:table-cell>
          <table:table-cell table:style-name="ce23" office:value-type="string">
            <text:p>Data Type Qualifier</text:p>
            <office:annotation office:display="false" draw:text-style-name="" svg:width="1.3333in" svg:height="0.7708in" svg:x="6.8229in" svg:y="0.0104in">
              <text:p><text:span text:style-name="T0">Data Type Qualifier</text:span></text:p>
              <text:p text:style-name=""/>
              <text:p text:style-name=""><text:span text:style-name="T0">A qualifier is a word or words which help define and differentiate one data type from another of the same type -- for example, to distinguish those items constrained by particular code lists</text:span></text:p>
            </office:annotation>
          </table:table-cell>
          <table:table-cell table:style-name="ce22" office:value-type="string">
            <text:p>Data Type</text:p>
            <office:annotation office:display="false" draw:text-style-name="" svg:width="1.3333in" svg:height="0.7708in" svg:x="7.4896in" svg:y="0.0104in">
              <text:p><text:span text:style-name="T0">Data Type</text:span></text:p>
              <text:p text:style-name=""/>
              <text:p text:style-name=""><text:span text:style-name="T0">The data type distinguishes the lexical constraints on an item's value, plus any supplemental pieces of distinguishing information.</text:span></text:p>
              <text:p text:style-name=""/>
              <text:p text:style-name=""><text:span text:style-name="T0">Unqualified data types in UBL are based on UN/CEFACT core component types.</text:span></text:p>
            </office:annotation>
          </table:table-cell>
          <table:table-cell table:style-name="ce23" office:value-type="string">
            <text:p>Associated Object Class Qualifier</text:p>
            <office:annotation office:display="false" draw:text-style-name="" svg:width="1.3333in" svg:height="0.7708in" svg:x="8.1563in" svg:y="0.0104in">
              <text:p><text:span text:style-name="T0">Associated Object Class Qualifier</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Associated Object Class Qualifiers describe the "context" of the relationship with another ABIE. That is, it is the role this Object Class plays within its association with another Object Class. As such, they duplicate the representation term.</text:span></text:p>
            </office:annotation>
          </table:table-cell>
          <table:table-cell table:style-name="ce23" office:value-type="string">
            <text:p>Associated Object Class</text:p>
            <office:annotation office:display="false" draw:text-style-name="" svg:width="1.3333in" svg:height="0.7708in" svg:x="8.8229in" svg:y="0.0104in">
              <text:p><text:span text:style-name="T0">Associated Object Class</text:span></text:p>
              <text:p text:style-name=""/>
              <text:p text:style-name=""><text:span text:style-name="T0">This is the object class at the other end of this association. It is an ABIE in this model.</text:span></text:p>
            </office:annotation>
          </table:table-cell>
          <table:table-cell table:style-name="ce23" office:value-type="string">
            <text:p>Alternative Business Terms</text:p>
            <office:annotation office:display="false" draw:text-style-name="" svg:width="1.3333in" svg:height="0.7708in" svg:x="9.4896in" svg:y="0.0104in">
              <text:p><text:span text:style-name="T0">Alternative Business Terms</text:span></text:p>
              <text:p text:style-name=""/>
              <text:p text:style-name=""><text:span text:style-name="T0">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able:table-cell>
          <table:table-cell table:style-name="ce23" office:value-type="string">
            <text:p>Cardinality</text:p>
            <office:annotation office:display="false" draw:text-style-name="" svg:width="1.3333in" svg:height="0.7708in" svg:x="10.1563in" svg:y="0.0104in">
              <text:p><text:span text:style-name="T0">Cardinality</text:span></text:p>
              <text:p text:style-name=""/>
              <text:p text:style-name=""><text:span text:style-name="T0">The optionality and potential occurrences of the BIE.</text:span></text:p>
              <text:p text:style-name=""/>
              <text:p text:style-name=""><text:span text:style-name="T0">0..1 – optional and only one</text:span></text:p>
              <text:p text:style-name=""/>
              <text:p text:style-name=""><text:span text:style-name="T0">1 – mandatory and only one</text:span></text:p>
              <text:p text:style-name=""/>
              <text:p text:style-name=""><text:span text:style-name="T0">0..n – optional and maximum of n</text:span></text:p>
              <text:p text:style-name=""/>
              <text:p text:style-name=""><text:span text:style-name="T0">1..n - mandatory and maximum of n</text:span></text:p>
              <text:p text:style-name=""/>
              <text:p text:style-name=""><text:span text:style-name="T0">where the letter 'n' represents an unlimited number, and an actual number in place of the letter 'n' is the maximum.</text:span></text:p>
            </office:annotation>
          </table:table-cell>
          <table:table-cell table:style-name="ce23" office:value-type="string">
            <text:p>Component Type</text:p>
            <office:annotation office:display="false" draw:text-style-name="" svg:width="1.3333in" svg:height="0.7708in" svg:x="10.8229in" svg:y="0.0104in">
              <text:p><text:span text:style-name="T0">Component Type</text:span></text:p>
              <text:p text:style-name=""/>
              <text:p text:style-name=""><text:span text:style-name="T0">There are three BIE Types:</text:span></text:p>
              <text:p text:style-name=""/>
              <text:p text:style-name=""><text:span text:style-name="T0">Basic BIE (BBIE -- white rows),</text:span></text:p>
              <text:p text:style-name=""/>
              <text:p text:style-name=""><text:span text:style-name="T0">Associate BIE (ASBIE -- green rows; “an association”), and</text:span></text:p>
              <text:p text:style-name=""/>
              <text:p text:style-name=""><text:span text:style-name="T0">Aggregate BIE (ABIE -- pink rows; “an aggregate”).</text:span></text:p>
            </office:annotation>
          </table:table-cell>
          <table:table-cell table:style-name="ce23" office:value-type="string">
            <text:p>Definition</text:p>
            <office:annotation office:display="false" draw:text-style-name="" svg:width="1.3333in" svg:height="0.7708in" svg:x="11.4896in" svg:y="0.0104in">
              <text:p><text:span text:style-name="T0">Definition</text:span></text:p>
              <text:p text:style-name=""/>
              <text:p text:style-name=""><text:span text:style-name="T0">This is the unique semantic business meaning of the Business Information Entity.</text:span></text:p>
            </office:annotation>
          </table:table-cell>
          <table:table-cell table:style-name="ce24" office:value-type="string">
            <text:p>Examples</text:p>
            <office:annotation office:display="false" draw:text-style-name="" svg:width="1.3333in" svg:height="0.7708in" svg:x="12.1563in" svg:y="0.0104in">
              <text:p><text:span text:style-name="T0">Examples</text:span></text:p>
              <text:p text:style-name=""/>
              <text:p text:style-name=""><text:span text:style-name="T0">These are illustrative values that a typical user might utilize, but is under no obligation to to so.</text:span></text:p>
            </office:annotation>
          </table:table-cell>
          <table:table-cell table:style-name="ce24" office:value-type="string">
            <text:p>UN/TDED Code</text:p>
            <office:annotation office:display="false" draw:text-style-name="" svg:width="1.3333in" svg:height="0.7708in" svg:x="12.8229in" svg:y="0.0104in">
              <text:p><text:span text:style-name="T0">UN/TDED Code</text:span></text:p>
              <text:p text:style-name=""/>
              <text:p text:style-name=""><text:span text:style-name="T0">The UN Trade Data Element Dictionary (ISO 7372) code for this BIE.</text:span></text:p>
            </office:annotation>
          </table:table-cell>
          <table:table-cell table:style-name="ce24" office:value-type="string">
            <text:p>Current Version</text:p>
            <office:annotation office:display="false" draw:text-style-name="" svg:width="1.3333in" svg:height="0.7708in" svg:x="13.4896in" svg:y="0.0104in">
              <text:p><text:span text:style-name="T0">Current Version</text:span></text:p>
              <text:p text:style-name=""/>
              <text:p text:style-name=""><text:span text:style-name="T0">The version number of this BIE. Can be used to generate change logs.</text:span></text:p>
            </office:annotation>
          </table:table-cell>
          <table:table-cell table:style-name="ce24" office:value-type="string">
            <text:p>Analyst Notes</text:p>
            <office:annotation office:display="false" draw:text-style-name="" svg:width="1.3333in" svg:height="0.7708in" svg:x="14.1563in" svg:y="0.0104in">
              <text:p><text:span text:style-name="T0">Analyst Notes</text:span></text:p>
              <text:p text:style-name=""/>
              <text:p text:style-name=""><text:span text:style-name="T0">This is a list of comments, queries, and notes made during data modeling. It is not part of the normative schemas.</text:span></text:p>
            </office:annotation>
          </table:table-cell>
          <table:table-cell table:style-name="ce24" office:value-type="string">
            <text:p>CCL Dictionary Entry Name</text:p>
            <office:annotation office:display="false" draw:text-style-name="" svg:width="1.3333in" svg:height="0.7708in" svg:x="14.8229in" svg:y="0.0104in">
              <text:p><text:span text:style-name="T0">CCL Dictionary Entry Name</text:span></text:p>
              <text:p text:style-name=""/>
              <text:p text:style-name=""><text:span text:style-name="T0">Core Component Dictionary Entry Name:</text:span></text:p>
              <text:p text:style-name=""/>
              <text:p text:style-name=""><text:span text:style-name="T0">This is the Dictionary Entry Name of the correlated core component in the UN/CEFACT Core Component Library 08B (in those cases where a direct correlation exists).</text:span></text:p>
            </office:annotation>
          </table:table-cell>
          <table:table-cell table:style-name="ce24" office:value-type="string">
            <text:p>Context: Business Process</text:p>
          </table:table-cell>
          <table:table-cell table:style-name="ce24" office:value-type="string">
            <text:p>Context: Region (Geopolitical)</text:p>
          </table:table-cell>
          <table:table-cell table:style-name="ce24" office:value-type="string">
            <text:p>Context: Official Constraints</text:p>
          </table:table-cell>
          <table:table-cell table:style-name="ce24" office:value-type="string">
            <text:p>Context: Product</text:p>
          </table:table-cell>
          <table:table-cell table:style-name="ce24" office:value-type="string">
            <text:p>Context: Industry</text:p>
          </table:table-cell>
          <table:table-cell table:style-name="ce24" office:value-type="string">
            <text:p>Context: Role</text:p>
          </table:table-cell>
          <table:table-cell table:style-name="ce24" office:value-type="string">
            <text:p>Context: Supporting Role</text:p>
          </table:table-cell>
          <table:table-cell table:style-name="ce24" office:value-type="string">
            <text:p>Context: System Constraint</text:p>
          </table:table-cell>
          <table:table-cell table:style-name="ce24" office:value-type="string">
            <text:p>Editor's Notes</text:p>
          </table:table-cell>
          <table:table-cell table:style-name="ce25" office:value-type="string">
            <text:p>Changes from Previous Version</text:p>
          </table:table-cell>
          <table:table-cell table:number-columns-repeated="10" table:style-name="ce26"/>
        </table:table-row>
        <table:table-row table:style-name="ro3">
          <table:table-cell table:style-name="ce27" table:formula="oooc:=SUBSTITUTE(CONCATENATE([.C2];[.D2]);&quot; &quot;;&quot;&quot;)" office:value-type="string">
            <text:p>ReturnAuthorizationResponse</text:p>
          </table:table-cell>
          <table:table-cell table:style-name="ce27" table:formula="oooc:=CONCATENATE(IF([.C2]=&quot;&quot;;&quot;&quot;;CONCATENATE([.C2];&quot;_ &quot;));[.D2];&quot;. Details&quot;)" office:value-type="string">
            <text:p>Return Authorization Response. Details</text:p>
          </table:table-cell>
          <table:table-cell table:style-name="ce28"/>
          <table:table-cell table:style-name="ce29" office:value-type="string">
            <text:p>Return Authorization Response</text:p>
          </table:table-cell>
          <table:table-cell table:number-columns-repeated="9" table:style-name="ce30"/>
          <table:table-cell table:style-name="ce28"/>
          <table:table-cell table:style-name="ce30"/>
          <table:table-cell table:style-name="ce30" office:value-type="string">
            <text:p>ABIE</text:p>
          </table:table-cell>
          <table:table-cell table:style-name="ce29" office:value-type="string">
            <text:p>A response to a request for a return authorization.</text:p>
          </table:table-cell>
          <table:table-cell table:number-columns-repeated="15" table:style-name="ce28"/>
          <table:table-cell table:number-columns-repeated="10" table:style-name="ce26"/>
        </table:table-row>
        <table:table-row table:style-name="ro3">
          <table:table-cell table:style-name="ce31" table:formula="oooc:=SUBSTITUTE(CONCATENATE([.E3];[.F3];IF([.G3]=&quot;Identifier&quot;;&quot;ID&quot;;IF(AND([.G3]=&quot;Text&quot;;OR([.E3]&lt;&gt;&quot;&quot;;[.F3]&lt;&gt;&quot;&quot;));&quot;&quot;;[.G3]));IF(AND([.I3]&lt;&gt;&quot;Text&quot;;[.G3]&lt;&gt;[.I3];NOT(AND([.G3]=&quot;URI&quot;;[.I3]=&quot;Identifier&quot;));NOT(AND([.G3]=&quot;UUID&quot;;[.I3]=&quot;Identifier&quot;)));IF([.I3]=&quot;Identifier&quot;;&quot;ID&quot;;[.I3]);&quot;&quot;));&quot; &quot;;&quot;&quot;)" office:value-type="string">
            <text:p>UBLVersionID</text:p>
          </table:table-cell>
          <table:table-cell table:style-name="ce32" table:formula="oooc:=CONCATENATE(IF([.C3]=&quot;&quot;;&quot;&quot;;CONCATENATE([.C3];&quot;_ &quot;));[.D3];&quot;. &quot;;IF([.E3]=&quot;&quot;;&quot;&quot;;CONCATENATE([.E3];&quot;_ &quot;));[.H3];IF(OR([.E3]&lt;&gt;&quot;&quot;;[.H3]&lt;&gt;[.I3]);CONCATENATE(&quot;. &quot;;[.I3]);&quot;&quot;))" office:value-type="string">
            <text:p>Return Authorization Response. UBL Version Identifier. Identifier</text:p>
          </table:table-cell>
          <table:table-cell table:style-name="ce33"/>
          <table:table-cell table:style-name="ce35" office:value-type="string">
            <text:p>Return Authorization Response</text:p>
          </table:table-cell>
          <table:table-cell table:style-name="ce33"/>
          <table:table-cell table:style-name="ce34" office:value-type="string">
            <text:p>UBL Version</text:p>
          </table:table-cell>
          <table:table-cell table:style-name="ce34" office:value-type="string">
            <text:p>Identifier</text:p>
          </table:table-cell>
          <table:table-cell table:style-name="ce31" table:formula="oooc:=IF([.F3]&lt;&gt;&quot;&quot;;CONCATENATE([.F3];&quot; &quot;;[.G3]);[.G3])" office:value-type="string">
            <text:p>UBL Version Identifier</text:p>
          </table:table-cell>
          <table:table-cell table:style-name="ce34" office:value-type="string">
            <text:p>Identifier</text:p>
          </table:table-cell>
          <table:table-cell table:style-name="ce33"/>
          <table:table-cell table:style-name="ce32" table:formula="oooc:=IF([.J3]&lt;&gt;&quot;&quot;;CONCATENATE([.J3];&quot;_ &quot;;[.I3];&quot;. Type&quot;);CONCATENATE([.I3];&quot;. Type&quot;))" office:value-type="string">
            <text:p>Identifier. Type</text:p>
          </table:table-cell>
          <table:table-cell table:number-columns-repeated="2" table:style-name="ce32"/>
          <table:table-cell table:style-name="ce33"/>
          <table:table-cell table:style-name="ce34" office:value-type="string">
            <text:p>0..1</text:p>
          </table:table-cell>
          <table:table-cell table:style-name="ce32" office:value-type="string">
            <text:p>BBIE</text:p>
          </table:table-cell>
          <table:table-cell table:style-name="ce34" office:value-type="string">
            <text:p>The earliest version of the UBL 2 schema for this document type that defines all of the elements that might be encountered in the current instance.</text:p>
          </table:table-cell>
          <table:table-cell table:number-columns-repeated="15" table:style-name="ce33"/>
          <table:table-cell table:number-columns-repeated="10" table:style-name="ce26"/>
        </table:table-row>
        <table:table-row table:style-name="ro3">
          <table:table-cell table:style-name="ce31" table:formula="oooc:=SUBSTITUTE(CONCATENATE([.E4];[.F4];IF([.G4]=&quot;Identifier&quot;;&quot;ID&quot;;IF(AND([.G4]=&quot;Text&quot;;OR([.E4]&lt;&gt;&quot;&quot;;[.F4]&lt;&gt;&quot;&quot;));&quot;&quot;;[.G4]));IF(AND([.I4]&lt;&gt;&quot;Text&quot;;[.G4]&lt;&gt;[.I4];NOT(AND([.G4]=&quot;URI&quot;;[.I4]=&quot;Identifier&quot;));NOT(AND([.G4]=&quot;UUID&quot;;[.I4]=&quot;Identifier&quot;)));IF([.I4]=&quot;Identifier&quot;;&quot;ID&quot;;[.I4]);&quot;&quot;));&quot; &quot;;&quot;&quot;)" office:value-type="string">
            <text:p>CustomizationID</text:p>
          </table:table-cell>
          <table:table-cell table:style-name="ce32" table:formula="oooc:=CONCATENATE(IF([.C4]=&quot;&quot;;&quot;&quot;;CONCATENATE([.C4];&quot;_ &quot;));[.D4];&quot;. &quot;;IF([.E4]=&quot;&quot;;&quot;&quot;;CONCATENATE([.E4];&quot;_ &quot;));[.H4];IF(OR([.E4]&lt;&gt;&quot;&quot;;[.H4]&lt;&gt;[.I4]);CONCATENATE(&quot;. &quot;;[.I4]);&quot;&quot;))" office:value-type="string">
            <text:p>Return Authorization Response. Customization Identifier. Identifier</text:p>
          </table:table-cell>
          <table:table-cell table:style-name="ce33"/>
          <table:table-cell table:style-name="ce35" office:value-type="string">
            <text:p>Return Authorization Response</text:p>
          </table:table-cell>
          <table:table-cell table:style-name="ce33"/>
          <table:table-cell table:style-name="ce34" office:value-type="string">
            <text:p>Customization</text:p>
          </table:table-cell>
          <table:table-cell table:style-name="ce34" office:value-type="string">
            <text:p>Identifier</text:p>
          </table:table-cell>
          <table:table-cell table:style-name="ce31" table:formula="oooc:=IF([.F4]&lt;&gt;&quot;&quot;;CONCATENATE([.F4];&quot; &quot;;[.G4]);[.G4])" office:value-type="string">
            <text:p>Customization Identifier</text:p>
          </table:table-cell>
          <table:table-cell table:style-name="ce34" office:value-type="string">
            <text:p>Identifier</text:p>
          </table:table-cell>
          <table:table-cell table:style-name="ce33"/>
          <table:table-cell table:style-name="ce32" table:formula="oooc:=IF([.J4]&lt;&gt;&quot;&quot;;CONCATENATE([.J4];&quot;_ &quot;;[.I4];&quot;. Type&quot;);CONCATENATE([.I4];&quot;. Type&quot;))" office:value-type="string">
            <text:p>Identifier. Type</text:p>
          </table:table-cell>
          <table:table-cell table:number-columns-repeated="2" table:style-name="ce32"/>
          <table:table-cell table:style-name="ce33"/>
          <table:table-cell table:style-name="ce34" office:value-type="string">
            <text:p>0..1</text:p>
          </table:table-cell>
          <table:table-cell table:style-name="ce32" office:value-type="string">
            <text:p>BBIE</text:p>
          </table:table-cell>
          <table:table-cell table:style-name="ce34" office:value-type="string">
            <text:p>Identifies a user-defined customization of UBL for a specific use.</text:p>
          </table:table-cell>
          <table:table-cell table:number-columns-repeated="15" table:style-name="ce33"/>
          <table:table-cell table:number-columns-repeated="10" table:style-name="ce26"/>
        </table:table-row>
        <table:table-row table:style-name="ro3">
          <table:table-cell table:style-name="ce31" table:formula="oooc:=SUBSTITUTE(CONCATENATE([.E5];[.F5];IF([.G5]=&quot;Identifier&quot;;&quot;ID&quot;;IF(AND([.G5]=&quot;Text&quot;;OR([.E5]&lt;&gt;&quot;&quot;;[.F5]&lt;&gt;&quot;&quot;));&quot;&quot;;[.G5]));IF(AND([.I5]&lt;&gt;&quot;Text&quot;;[.G5]&lt;&gt;[.I5];NOT(AND([.G5]=&quot;URI&quot;;[.I5]=&quot;Identifier&quot;));NOT(AND([.G5]=&quot;UUID&quot;;[.I5]=&quot;Identifier&quot;)));IF([.I5]=&quot;Identifier&quot;;&quot;ID&quot;;[.I5]);&quot;&quot;));&quot; &quot;;&quot;&quot;)" office:value-type="string">
            <text:p>ProfileID</text:p>
          </table:table-cell>
          <table:table-cell table:style-name="ce32" table:formula="oooc:=CONCATENATE(IF([.C5]=&quot;&quot;;&quot;&quot;;CONCATENATE([.C5];&quot;_ &quot;));[.D5];&quot;. &quot;;IF([.E5]=&quot;&quot;;&quot;&quot;;CONCATENATE([.E5];&quot;_ &quot;));[.H5];IF(OR([.E5]&lt;&gt;&quot;&quot;;[.H5]&lt;&gt;[.I5]);CONCATENATE(&quot;. &quot;;[.I5]);&quot;&quot;))" office:value-type="string">
            <text:p>Return Authorization Response. Profile Identifier. Identifier</text:p>
          </table:table-cell>
          <table:table-cell table:style-name="ce33"/>
          <table:table-cell table:style-name="ce35" office:value-type="string">
            <text:p>Return Authorization Response</text:p>
          </table:table-cell>
          <table:table-cell table:style-name="ce33"/>
          <table:table-cell table:style-name="ce34" office:value-type="string">
            <text:p>Profile</text:p>
          </table:table-cell>
          <table:table-cell table:style-name="ce34" office:value-type="string">
            <text:p>Identifier</text:p>
          </table:table-cell>
          <table:table-cell table:style-name="ce31" table:formula="oooc:=IF([.F5]&lt;&gt;&quot;&quot;;CONCATENATE([.F5];&quot; &quot;;[.G5]);[.G5])" office:value-type="string">
            <text:p>Profile Identifier</text:p>
          </table:table-cell>
          <table:table-cell table:style-name="ce34" office:value-type="string">
            <text:p>Identifier</text:p>
          </table:table-cell>
          <table:table-cell table:style-name="ce33"/>
          <table:table-cell table:style-name="ce32" table:formula="oooc:=IF([.J5]&lt;&gt;&quot;&quot;;CONCATENATE([.J5];&quot;_ &quot;;[.I5];&quot;. Type&quot;);CONCATENATE([.I5];&quot;. Type&quot;))" office:value-type="string">
            <text:p>Identifier. Type</text:p>
          </table:table-cell>
          <table:table-cell table:number-columns-repeated="2" table:style-name="ce32"/>
          <table:table-cell table:style-name="ce33"/>
          <table:table-cell table:style-name="ce34" office:value-type="string">
            <text:p>0..1</text:p>
          </table:table-cell>
          <table:table-cell table:style-name="ce32" office:value-type="string">
            <text:p>BBIE</text:p>
          </table:table-cell>
          <table:table-cell table:style-name="ce34" office:value-type="string">
            <text:p>Identifies a user-defined profile of the customization of UBL being used.
</text:p>
          </table:table-cell>
          <table:table-cell table:number-columns-repeated="15" table:style-name="ce33"/>
          <table:table-cell table:number-columns-repeated="10" table:style-name="ce26"/>
        </table:table-row>
        <table:table-row table:style-name="ro3">
          <table:table-cell table:style-name="ce31" table:formula="oooc:=SUBSTITUTE(CONCATENATE([.E6];[.F6];IF([.G6]=&quot;Identifier&quot;;&quot;ID&quot;;IF(AND([.G6]=&quot;Text&quot;;OR([.E6]&lt;&gt;&quot;&quot;;[.F6]&lt;&gt;&quot;&quot;));&quot;&quot;;[.G6]));IF(AND([.I6]&lt;&gt;&quot;Text&quot;;[.G6]&lt;&gt;[.I6];NOT(AND([.G6]=&quot;URI&quot;;[.I6]=&quot;Identifier&quot;));NOT(AND([.G6]=&quot;UUID&quot;;[.I6]=&quot;Identifier&quot;)));IF([.I6]=&quot;Identifier&quot;;&quot;ID&quot;;[.I6]);&quot;&quot;));&quot; &quot;;&quot;&quot;)" office:value-type="string">
            <text:p>ProfileExecutionID</text:p>
          </table:table-cell>
          <table:table-cell table:style-name="ce32" table:formula="oooc:=CONCATENATE(IF([.C6]=&quot;&quot;;&quot;&quot;;CONCATENATE([.C6];&quot;_ &quot;));[.D6];&quot;. &quot;;IF([.E6]=&quot;&quot;;&quot;&quot;;CONCATENATE([.E6];&quot;_ &quot;));[.H6];IF(OR([.E6]&lt;&gt;&quot;&quot;;[.H6]&lt;&gt;[.I6]);CONCATENATE(&quot;. &quot;;[.I6]);&quot;&quot;))" office:value-type="string">
            <text:p>Return Authorization Response. Profile Execution Identifier. Identifier</text:p>
          </table:table-cell>
          <table:table-cell table:style-name="ce33"/>
          <table:table-cell table:style-name="ce35" office:value-type="string">
            <text:p>Return Authorization Response</text:p>
          </table:table-cell>
          <table:table-cell table:style-name="ce33"/>
          <table:table-cell table:style-name="ce34" office:value-type="string">
            <text:p>Profile Execution</text:p>
          </table:table-cell>
          <table:table-cell table:style-name="ce34" office:value-type="string">
            <text:p>Identifier</text:p>
          </table:table-cell>
          <table:table-cell table:style-name="ce31" table:formula="oooc:=IF([.F6]&lt;&gt;&quot;&quot;;CONCATENATE([.F6];&quot; &quot;;[.G6]);[.G6])" office:value-type="string">
            <text:p>Profile Execution Identifier</text:p>
          </table:table-cell>
          <table:table-cell table:style-name="ce34" office:value-type="string">
            <text:p>Identifier</text:p>
          </table:table-cell>
          <table:table-cell table:style-name="ce33"/>
          <table:table-cell table:style-name="ce32" table:formula="oooc:=IF([.J6]&lt;&gt;&quot;&quot;;CONCATENATE([.J6];&quot;_ &quot;;[.I6];&quot;. Type&quot;);CONCATENATE([.I6];&quot;. Type&quot;))" office:value-type="string">
            <text:p>Identifier. Type</text:p>
          </table:table-cell>
          <table:table-cell table:number-columns-repeated="2" table:style-name="ce32"/>
          <table:table-cell table:style-name="ce33"/>
          <table:table-cell table:style-name="ce34" office:value-type="string">
            <text:p>0..1</text:p>
          </table:table-cell>
          <table:table-cell table:style-name="ce32" office:value-type="string">
            <text:p>BBIE</text:p>
          </table:table-cell>
          <table:table-cell table:style-name="ce34" office:value-type="string">
            <text:p>Identifies an instance of executing a profile, to associate all transactions in a collaboration.</text:p>
          </table:table-cell>
          <table:table-cell table:number-columns-repeated="15" table:style-name="ce33"/>
          <table:table-cell table:number-columns-repeated="10" table:style-name="ce26"/>
        </table:table-row>
        <table:table-row table:style-name="ro3">
          <table:table-cell table:style-name="ce31" table:formula="oooc:=SUBSTITUTE(CONCATENATE([.E7];[.F7];IF([.G7]=&quot;Identifier&quot;;&quot;ID&quot;;IF(AND([.G7]=&quot;Text&quot;;OR([.E7]&lt;&gt;&quot;&quot;;[.F7]&lt;&gt;&quot;&quot;));&quot;&quot;;[.G7]));IF(AND([.I7]&lt;&gt;&quot;Text&quot;;[.G7]&lt;&gt;[.I7];NOT(AND([.G7]=&quot;URI&quot;;[.I7]=&quot;Identifier&quot;));NOT(AND([.G7]=&quot;UUID&quot;;[.I7]=&quot;Identifier&quot;)));IF([.I7]=&quot;Identifier&quot;;&quot;ID&quot;;[.I7]);&quot;&quot;));&quot; &quot;;&quot;&quot;)" office:value-type="string">
            <text:p>ResponseDate</text:p>
          </table:table-cell>
          <table:table-cell table:style-name="ce32" table:formula="oooc:=CONCATENATE(IF([.C7]=&quot;&quot;;&quot;&quot;;CONCATENATE([.C7];&quot;_ &quot;));[.D7];&quot;. &quot;;IF([.E7]=&quot;&quot;;&quot;&quot;;CONCATENATE([.E7];&quot;_ &quot;));[.H7];IF(OR([.E7]&lt;&gt;&quot;&quot;;[.H7]&lt;&gt;[.I7]);CONCATENATE(&quot;. &quot;;[.I7]);&quot;&quot;))" office:value-type="string">
            <text:p>Return Authorization Response. Response Date. Date</text:p>
          </table:table-cell>
          <table:table-cell table:style-name="ce33"/>
          <table:table-cell table:style-name="ce35" office:value-type="string">
            <text:p>Return Authorization Response</text:p>
          </table:table-cell>
          <table:table-cell table:style-name="ce33"/>
          <table:table-cell table:style-name="ce34" office:value-type="string">
            <text:p>Response</text:p>
          </table:table-cell>
          <table:table-cell table:style-name="ce34" office:value-type="string">
            <text:p>Date</text:p>
          </table:table-cell>
          <table:table-cell table:style-name="ce31" table:formula="oooc:=IF([.F7]&lt;&gt;&quot;&quot;;CONCATENATE([.F7];&quot; &quot;;[.G7]);[.G7])" office:value-type="string">
            <text:p>Response Date</text:p>
          </table:table-cell>
          <table:table-cell table:style-name="ce34" office:value-type="string">
            <text:p>Date</text:p>
          </table:table-cell>
          <table:table-cell table:style-name="ce33"/>
          <table:table-cell table:style-name="ce32" table:formula="oooc:=IF([.J7]&lt;&gt;&quot;&quot;;CONCATENATE([.J7];&quot;_ &quot;;[.I7];&quot;. Type&quot;);CONCATENATE([.I7];&quot;. Type&quot;))" office:value-type="string">
            <text:p>Date. Type</text:p>
          </table:table-cell>
          <table:table-cell table:number-columns-repeated="2" table:style-name="ce32"/>
          <table:table-cell table:style-name="ce33"/>
          <table:table-cell table:style-name="ce34" office:value-type="string">
            <text:p>1</text:p>
          </table:table-cell>
          <table:table-cell table:style-name="ce32" office:value-type="string">
            <text:p>BBIE</text:p>
          </table:table-cell>
          <table:table-cell table:style-name="ce34" office:value-type="string">
            <text:p>The date the response was genterated</text:p>
          </table:table-cell>
          <table:table-cell table:number-columns-repeated="15" table:style-name="ce33"/>
          <table:table-cell table:number-columns-repeated="10" table:style-name="ce26"/>
        </table:table-row>
        <table:table-row table:style-name="ro3">
          <table:table-cell table:style-name="ce31" table:formula="oooc:=SUBSTITUTE(CONCATENATE([.E8];[.F8];IF([.G8]=&quot;Identifier&quot;;&quot;ID&quot;;IF(AND([.G8]=&quot;Text&quot;;OR([.E8]&lt;&gt;&quot;&quot;;[.F8]&lt;&gt;&quot;&quot;));&quot;&quot;;[.G8]));IF(AND([.I8]&lt;&gt;&quot;Text&quot;;[.G8]&lt;&gt;[.I8];NOT(AND([.G8]=&quot;URI&quot;;[.I8]=&quot;Identifier&quot;));NOT(AND([.G8]=&quot;UUID&quot;;[.I8]=&quot;Identifier&quot;)));IF([.I8]=&quot;Identifier&quot;;&quot;ID&quot;;[.I8]);&quot;&quot;));&quot; &quot;;&quot;&quot;)" office:value-type="string">
            <text:p>ReturnGrantedIndicator</text:p>
          </table:table-cell>
          <table:table-cell table:style-name="ce32" table:formula="oooc:=CONCATENATE(IF([.C8]=&quot;&quot;;&quot;&quot;;CONCATENATE([.C8];&quot;_ &quot;));[.D8];&quot;. &quot;;IF([.E8]=&quot;&quot;;&quot;&quot;;CONCATENATE([.E8];&quot;_ &quot;));[.H8];IF(OR([.E8]&lt;&gt;&quot;&quot;;[.H8]&lt;&gt;[.I8]);CONCATENATE(&quot;. &quot;;[.I8]);&quot;&quot;))" office:value-type="string">
            <text:p>Return Authorization Response. Return Granted Indicator. Indicator</text:p>
          </table:table-cell>
          <table:table-cell table:style-name="ce33"/>
          <table:table-cell table:style-name="ce35" office:value-type="string">
            <text:p>Return Authorization Response</text:p>
          </table:table-cell>
          <table:table-cell table:style-name="ce33"/>
          <table:table-cell table:style-name="ce34" office:value-type="string">
            <text:p>Return Granted</text:p>
          </table:table-cell>
          <table:table-cell table:style-name="ce34" office:value-type="string">
            <text:p>Indicator</text:p>
          </table:table-cell>
          <table:table-cell table:style-name="ce31" table:formula="oooc:=IF([.F8]&lt;&gt;&quot;&quot;;CONCATENATE([.F8];&quot; &quot;;[.G8]);[.G8])" office:value-type="string">
            <text:p>Return Granted Indicator</text:p>
          </table:table-cell>
          <table:table-cell table:style-name="ce34" office:value-type="string">
            <text:p>Indicator</text:p>
          </table:table-cell>
          <table:table-cell table:style-name="ce33"/>
          <table:table-cell table:style-name="ce32" table:formula="oooc:=IF([.J8]&lt;&gt;&quot;&quot;;CONCATENATE([.J8];&quot;_ &quot;;[.I8];&quot;. Type&quot;);CONCATENATE([.I8];&quot;. Type&quot;))" office:value-type="string">
            <text:p>Indicator. Type</text:p>
          </table:table-cell>
          <table:table-cell table:number-columns-repeated="2" table:style-name="ce32"/>
          <table:table-cell table:style-name="ce33"/>
          <table:table-cell table:style-name="ce34" office:value-type="string">
            <text:p>1</text:p>
          </table:table-cell>
          <table:table-cell table:style-name="ce32" office:value-type="string">
            <text:p>BBIE</text:p>
          </table:table-cell>
          <table:table-cell table:style-name="ce34" office:value-type="string">
            <text:p>The indication of whether any items were allowed to be returned</text:p>
          </table:table-cell>
          <table:table-cell table:number-columns-repeated="15" table:style-name="ce33"/>
          <table:table-cell table:number-columns-repeated="10" table:style-name="ce26"/>
        </table:table-row>
        <table:table-row table:style-name="ro3">
          <table:table-cell table:style-name="ce31" table:formula="oooc:=SUBSTITUTE(CONCATENATE([.E9];[.F9];IF([.G9]=&quot;Identifier&quot;;&quot;ID&quot;;IF(AND([.G9]=&quot;Text&quot;;OR([.E9]&lt;&gt;&quot;&quot;;[.F9]&lt;&gt;&quot;&quot;));&quot;&quot;;[.G9]));IF(AND([.I9]&lt;&gt;&quot;Text&quot;;[.G9]&lt;&gt;[.I9];NOT(AND([.G9]=&quot;URI&quot;;[.I9]=&quot;Identifier&quot;));NOT(AND([.G9]=&quot;UUID&quot;;[.I9]=&quot;Identifier&quot;)));IF([.I9]=&quot;Identifier&quot;;&quot;ID&quot;;[.I9]);&quot;&quot;));&quot; &quot;;&quot;&quot;)" office:value-type="string">
            <text:p>AuthorizationID</text:p>
          </table:table-cell>
          <table:table-cell table:style-name="ce32" table:formula="oooc:=CONCATENATE(IF([.C9]=&quot;&quot;;&quot;&quot;;CONCATENATE([.C9];&quot;_ &quot;));[.D9];&quot;. &quot;;IF([.E9]=&quot;&quot;;&quot;&quot;;CONCATENATE([.E9];&quot;_ &quot;));[.H9];IF(OR([.E9]&lt;&gt;&quot;&quot;;[.H9]&lt;&gt;[.I9]);CONCATENATE(&quot;. &quot;;[.I9]);&quot;&quot;))" office:value-type="string">
            <text:p>Return Authorization Response. Authorization Identifier. Identifier</text:p>
          </table:table-cell>
          <table:table-cell table:style-name="ce33"/>
          <table:table-cell table:style-name="ce35" office:value-type="string">
            <text:p>Return Authorization Response</text:p>
          </table:table-cell>
          <table:table-cell table:style-name="ce33"/>
          <table:table-cell table:style-name="ce34" office:value-type="string">
            <text:p>Authorization</text:p>
          </table:table-cell>
          <table:table-cell table:style-name="ce34" office:value-type="string">
            <text:p>Identifier</text:p>
          </table:table-cell>
          <table:table-cell table:style-name="ce31" table:formula="oooc:=IF([.F9]&lt;&gt;&quot;&quot;;CONCATENATE([.F9];&quot; &quot;;[.G9]);[.G9])" office:value-type="string">
            <text:p>Authorization Identifier</text:p>
          </table:table-cell>
          <table:table-cell table:style-name="ce34" office:value-type="string">
            <text:p>Identifier</text:p>
          </table:table-cell>
          <table:table-cell table:style-name="ce33"/>
          <table:table-cell table:style-name="ce32" table:formula="oooc:=IF([.J9]&lt;&gt;&quot;&quot;;CONCATENATE([.J9];&quot;_ &quot;;[.I9];&quot;. Type&quot;);CONCATENATE([.I9];&quot;. Type&quot;))" office:value-type="string">
            <text:p>Identifier. Type</text:p>
          </table:table-cell>
          <table:table-cell table:number-columns-repeated="2" table:style-name="ce32"/>
          <table:table-cell table:style-name="ce33"/>
          <table:table-cell table:style-name="ce34" office:value-type="string">
            <text:p>0..1</text:p>
          </table:table-cell>
          <table:table-cell table:style-name="ce32" office:value-type="string">
            <text:p>BBIE</text:p>
          </table:table-cell>
          <table:table-cell table:style-name="ce34" office:value-type="string">
            <text:p>The identifier of the authorization the user uses when returning the items.</text:p>
          </table:table-cell>
          <table:table-cell table:number-columns-repeated="15" table:style-name="ce33"/>
          <table:table-cell table:number-columns-repeated="10" table:style-name="ce26"/>
        </table:table-row>
        <table:table-row table:style-name="ro3">
          <table:table-cell table:style-name="ce36" table:formula="oooc:=SUBSTITUTE(SUBSTITUTE(CONCATENATE([.E10];IF([.H10]=&quot;Identifier&quot;;&quot;ID&quot;;[.H10]));&quot; &quot;;&quot;&quot;);&quot;_&quot;;&quot;&quot;)" office:value-type="string">
            <text:p>Signature</text:p>
          </table:table-cell>
          <table:table-cell table:style-name="ce36" table:formula="oooc:=CONCATENATE(IF([.C10]=&quot;&quot;;&quot;&quot;;CONCATENATE([.C10];&quot;_ &quot;));[.D10];&quot;. &quot;;IF([.E10]=&quot;&quot;;&quot;&quot;;CONCATENATE([.E10];&quot;_ &quot;));[.H10];IF([.E10]=&quot;&quot;;&quot;&quot;;CONCATENATE(&quot;. &quot;;[.I10])))" office:value-type="string">
            <text:p>Return Authorization Response. Signature</text:p>
          </table:table-cell>
          <table:table-cell table:style-name="ce37"/>
          <table:table-cell table:style-name="ce40" office:value-type="string">
            <text:p>Return Authorization Response</text:p>
          </table:table-cell>
          <table:table-cell table:style-name="ce38"/>
          <table:table-cell table:number-columns-repeated="2" table:style-name="ce36"/>
          <table:table-cell table:style-name="ce36" table:formula="oooc:=CONCATENATE(IF([.L10]=&quot;&quot;;&quot;&quot;;CONCATENATE([.L10];&quot;_ &quot;));[.M10])" office:value-type="string">
            <text:p>Signature</text:p>
          </table:table-cell>
          <table:table-cell table:style-name="ce39" table:formula="oooc:=[.H10]" office:value-type="string">
            <text:p>Signature</text:p>
          </table:table-cell>
          <table:table-cell table:number-columns-repeated="2" table:style-name="ce36"/>
          <table:table-cell table:style-name="ce37"/>
          <table:table-cell table:style-name="ce38" office:value-type="string">
            <text:p>Signature</text:p>
          </table:table-cell>
          <table:table-cell table:style-name="ce37"/>
          <table:table-cell table:style-name="ce38" office:value-type="string">
            <text:p>0..n</text:p>
          </table:table-cell>
          <table:table-cell table:style-name="ce36" office:value-type="string">
            <text:p>ASBIE</text:p>
          </table:table-cell>
          <table:table-cell table:style-name="ce38" office:value-type="string">
            <text:p>An authorization signature.</text:p>
          </table:table-cell>
          <table:table-cell table:number-columns-repeated="15" table:style-name="ce37"/>
          <table:table-cell table:number-columns-repeated="10" table:style-name="ce26"/>
        </table:table-row>
        <table:table-row table:style-name="ro3">
          <table:table-cell table:style-name="ce36" table:formula="oooc:=SUBSTITUTE(SUBSTITUTE(CONCATENATE([.E11];IF([.H11]=&quot;Identifier&quot;;&quot;ID&quot;;[.H11]));&quot; &quot;;&quot;&quot;);&quot;_&quot;;&quot;&quot;)" office:value-type="string">
            <text:p>AuthorizingParty</text:p>
          </table:table-cell>
          <table:table-cell table:style-name="ce36" table:formula="oooc:=CONCATENATE(IF([.C11]=&quot;&quot;;&quot;&quot;;CONCATENATE([.C11];&quot;_ &quot;));[.D11];&quot;. &quot;;IF([.E11]=&quot;&quot;;&quot;&quot;;CONCATENATE([.E11];&quot;_ &quot;));[.H11];IF([.E11]=&quot;&quot;;&quot;&quot;;CONCATENATE(&quot;. &quot;;[.I11])))" office:value-type="string">
            <text:p>Return Authorization Response. Authorizing_ Party. Party</text:p>
          </table:table-cell>
          <table:table-cell table:style-name="ce37"/>
          <table:table-cell table:style-name="ce40" office:value-type="string">
            <text:p>Return Authorization Response</text:p>
          </table:table-cell>
          <table:table-cell table:style-name="ce38" office:value-type="string">
            <text:p>Authorizing</text:p>
          </table:table-cell>
          <table:table-cell table:number-columns-repeated="2" table:style-name="ce36"/>
          <table:table-cell table:style-name="ce36" table:formula="oooc:=CONCATENATE(IF([.L11]=&quot;&quot;;&quot;&quot;;CONCATENATE([.L11];&quot;_ &quot;));[.M11])" office:value-type="string">
            <text:p>Party</text:p>
          </table:table-cell>
          <table:table-cell table:style-name="ce39" table:formula="oooc:=[.H11]" office:value-type="string">
            <text:p>Party</text:p>
          </table:table-cell>
          <table:table-cell table:number-columns-repeated="2" table:style-name="ce36"/>
          <table:table-cell table:style-name="ce37"/>
          <table:table-cell table:style-name="ce38" office:value-type="string">
            <text:p>Party</text:p>
          </table:table-cell>
          <table:table-cell table:style-name="ce37"/>
          <table:table-cell table:style-name="ce38" office:value-type="string">
            <text:p>1</text:p>
          </table:table-cell>
          <table:table-cell table:style-name="ce36" office:value-type="string">
            <text:p>ASBIE</text:p>
          </table:table-cell>
          <table:table-cell table:style-name="ce38" office:value-type="string">
            <text:p>The party who authorized the return.</text:p>
          </table:table-cell>
          <table:table-cell table:number-columns-repeated="15" table:style-name="ce37"/>
          <table:table-cell table:number-columns-repeated="10" table:style-name="ce26"/>
        </table:table-row>
        <table:table-row table:style-name="ro3">
          <table:table-cell table:style-name="ce36" table:formula="oooc:=SUBSTITUTE(SUBSTITUTE(CONCATENATE([.E12];IF([.H12]=&quot;Identifier&quot;;&quot;ID&quot;;[.H12]));&quot; &quot;;&quot;&quot;);&quot;_&quot;;&quot;&quot;)" office:value-type="string">
            <text:p>RequestDocumentReference</text:p>
          </table:table-cell>
          <table:table-cell table:style-name="ce36" table:formula="oooc:=CONCATENATE(IF([.C12]=&quot;&quot;;&quot;&quot;;CONCATENATE([.C12];&quot;_ &quot;));[.D12];&quot;. &quot;;IF([.E12]=&quot;&quot;;&quot;&quot;;CONCATENATE([.E12];&quot;_ &quot;));[.H12];IF([.E12]=&quot;&quot;;&quot;&quot;;CONCATENATE(&quot;. &quot;;[.I12])))" office:value-type="string">
            <text:p>Return Authorization Response. Request_ Document Reference. Document Reference</text:p>
          </table:table-cell>
          <table:table-cell table:style-name="ce37"/>
          <table:table-cell table:style-name="ce40" office:value-type="string">
            <text:p>Return Authorization Response</text:p>
          </table:table-cell>
          <table:table-cell table:style-name="ce38" office:value-type="string">
            <text:p>Request</text:p>
          </table:table-cell>
          <table:table-cell table:number-columns-repeated="2" table:style-name="ce36"/>
          <table:table-cell table:style-name="ce36" table:formula="oooc:=CONCATENATE(IF([.L12]=&quot;&quot;;&quot;&quot;;CONCATENATE([.L12];&quot;_ &quot;));[.M12])" office:value-type="string">
            <text:p>Document Reference</text:p>
          </table:table-cell>
          <table:table-cell table:style-name="ce39" table:formula="oooc:=[.H12]" office:value-type="string">
            <text:p>Document Reference</text:p>
          </table:table-cell>
          <table:table-cell table:number-columns-repeated="2" table:style-name="ce36"/>
          <table:table-cell table:style-name="ce37"/>
          <table:table-cell table:style-name="ce38" office:value-type="string">
            <text:p>Document Reference</text:p>
          </table:table-cell>
          <table:table-cell table:style-name="ce37"/>
          <table:table-cell table:style-name="ce38" office:value-type="string">
            <text:p>1</text:p>
          </table:table-cell>
          <table:table-cell table:style-name="ce36" office:value-type="string">
            <text:p>ASBIE</text:p>
          </table:table-cell>
          <table:table-cell table:style-name="ce38" office:value-type="string">
            <text:p>The request document this response is in response to.</text:p>
          </table:table-cell>
          <table:table-cell table:number-columns-repeated="15" table:style-name="ce37"/>
          <table:table-cell table:number-columns-repeated="10" table:style-name="ce26"/>
        </table:table-row>
        <table:table-row table:style-name="ro3">
          <table:table-cell table:style-name="ce36" table:formula="oooc:=SUBSTITUTE(SUBSTITUTE(CONCATENATE([.E13];IF([.H13]=&quot;Identifier&quot;;&quot;ID&quot;;[.H13]));&quot; &quot;;&quot;&quot;);&quot;_&quot;;&quot;&quot;)" office:value-type="string">
            <text:p>ReturnGranted</text:p>
          </table:table-cell>
          <table:table-cell table:style-name="ce36" table:formula="oooc:=CONCATENATE(IF([.C13]=&quot;&quot;;&quot;&quot;;CONCATENATE([.C13];&quot;_ &quot;));[.D13];&quot;. &quot;;IF([.E13]=&quot;&quot;;&quot;&quot;;CONCATENATE([.E13];&quot;_ &quot;));[.H13];IF([.E13]=&quot;&quot;;&quot;&quot;;CONCATENATE(&quot;. &quot;;[.I13])))" office:value-type="string">
            <text:p>Return Authorization Response. Return Granted</text:p>
          </table:table-cell>
          <table:table-cell table:style-name="ce37"/>
          <table:table-cell table:style-name="ce40" office:value-type="string">
            <text:p>Return Authorization Response</text:p>
          </table:table-cell>
          <table:table-cell table:style-name="ce37"/>
          <table:table-cell table:number-columns-repeated="2" table:style-name="ce36"/>
          <table:table-cell table:style-name="ce36" table:formula="oooc:=CONCATENATE(IF([.L13]=&quot;&quot;;&quot;&quot;;CONCATENATE([.L13];&quot;_ &quot;));[.M13])" office:value-type="string">
            <text:p>Return Granted</text:p>
          </table:table-cell>
          <table:table-cell table:style-name="ce39" table:formula="oooc:=[.H13]" office:value-type="string">
            <text:p>Return Granted</text:p>
          </table:table-cell>
          <table:table-cell table:number-columns-repeated="2" table:style-name="ce36"/>
          <table:table-cell table:style-name="ce37"/>
          <table:table-cell table:style-name="ce38" office:value-type="string">
            <text:p>Return Granted</text:p>
          </table:table-cell>
          <table:table-cell table:style-name="ce37"/>
          <table:table-cell table:style-name="ce38" office:value-type="string">
            <text:p>0..n</text:p>
          </table:table-cell>
          <table:table-cell table:style-name="ce36" office:value-type="string">
            <text:p>ASBIE</text:p>
          </table:table-cell>
          <table:table-cell table:style-name="ce38" office:value-type="string">
            <text:p>The details of the return being granted.</text:p>
          </table:table-cell>
          <table:table-cell table:number-columns-repeated="15" table:style-name="ce37"/>
          <table:table-cell table:number-columns-repeated="10" table:style-name="ce26"/>
        </table:table-row>
        <table:table-row table:style-name="ro3">
          <table:table-cell table:number-columns-repeated="15" table:style-name="ce41"/>
          <table:table-cell table:style-name="ce41" office:value-type="string">
            <text:p>END</text:p>
          </table:table-cell>
          <table:table-cell table:number-columns-repeated="16" table:style-name="ce41"/>
          <table:table-cell table:number-columns-repeated="10" table:style-name="ce42"/>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draw:fill-image draw:name="D21" xlink:show="embed" xlink:actuate="onLoad"/>
    <draw:fill-image draw:name="D22"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draw:fill-image draw:name="D21" xlink:show="embed" xlink:actuate="onLoad"/>
    <draw:fill-image draw:name="D22" xlink:show="embed" xlink:actuate="onLoad"/>
    <draw:fill-image draw:name="D23"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draw:fill-image draw:name="D21" xlink:show="embed" xlink:actuate="onLoad"/>
    <draw:fill-image draw:name="D22" xlink:show="embed" xlink:actuate="onLoad"/>
    <draw:fill-image draw:name="D23" xlink:show="embed" xlink:actuate="onLoad"/>
    <draw:fill-image draw:name="D24"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ReturnAuthorizationCommon" style:display-name="PageStyle_ReturnAuthorizationCommon" style:page-layout-name="pm1">
      <style:header style:display="false"/>
      <style:header-left style:display="false"/>
      <style:footer style:display="false"/>
      <style:footer-left style:display="false"/>
    </style:master-page>
    <style:master-page style:name="PageStyle_5f_ReturnAuthorizationRequest" style:display-name="PageStyle_ReturnAuthorizationRequest" style:page-layout-name="pm2">
      <style:header style:display="false"/>
      <style:header-left style:display="false"/>
      <style:footer style:display="false"/>
      <style:footer-left style:display="false"/>
    </style:master-page>
    <style:master-page style:name="PageStyle_5f_ReturnAuthorizationResponse" style:display-name="PageStyle_ReturnAuthorizationResponse" style:page-layout-name="pm3">
      <style:header style:display="false"/>
      <style:header-left style:display="false"/>
      <style:footer style:display="false"/>
      <style:footer-left style:display="false"/>
    </style:master-page>
  </office:master-styles>
</office:document-styles>
</file>